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cm"/>
    </style:style>
    <style:style style:name="co3" style:family="table-column">
      <style:table-column-properties fo:break-before="auto" style:column-width="5.223cm"/>
    </style:style>
    <style:style style:name="co4" style:family="table-column">
      <style:table-column-properties fo:break-before="auto" style:column-width="4.184cm"/>
    </style:style>
    <style:style style:name="co5" style:family="table-column">
      <style:table-column-properties fo:break-before="auto" style:column-width="5.99cm"/>
    </style:style>
    <style:style style:name="co6" style:family="table-column">
      <style:table-column-properties fo:break-before="auto" style:column-width="7.5cm"/>
    </style:style>
    <style:style style:name="co7" style:family="table-column">
      <style:table-column-properties fo:break-before="auto" style:column-width="7.204cm"/>
    </style:style>
    <style:style style:name="co8" style:family="table-column">
      <style:table-column-properties fo:break-before="auto" style:column-width="2.203cm"/>
    </style:style>
    <style:style style:name="co9" style:family="table-column">
      <style:table-column-properties fo:break-before="auto" style:column-width="4.851cm"/>
    </style:style>
    <style:style style:name="co10" style:family="table-column">
      <style:table-column-properties fo:break-before="auto" style:column-width="4.703cm"/>
    </style:style>
    <style:style style:name="co11" style:family="table-column">
      <style:table-column-properties fo:break-before="auto" style:column-width="23.222cm"/>
    </style:style>
    <style:style style:name="co12" style:family="table-column">
      <style:table-column-properties fo:break-before="auto" style:column-width="5.595cm"/>
    </style:style>
    <style:style style:name="co13" style:family="table-column">
      <style:table-column-properties fo:break-before="auto" style:column-width="7.999cm"/>
    </style:style>
    <style:style style:name="ro1" style:family="table-row">
      <style:table-row-properties style:row-height="0.452cm" fo:break-before="auto" style:use-optimal-row-height="true"/>
    </style:style>
    <style:style style:name="ro2" style:family="table-row">
      <style:table-row-properties style:row-height="3.709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2" style:family="table-cell" style:parent-style-name="Default" style:data-style-name="N36"/>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2"/>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bookId</text:p>
          </table:table-cell>
          <table:table-cell office:value-type="string" calcext:value-type="string">
            <text:p>title</text:p>
          </table:table-cell>
          <table:table-cell office:value-type="string" calcext:value-type="string">
            <text:p>series</text:p>
          </table:table-cell>
          <table:table-cell office:value-type="string" calcext:value-type="string">
            <text:p>author</text:p>
          </table:table-cell>
          <table:table-cell office:value-type="string" calcext:value-type="string">
            <text:p>rating</text:p>
          </table:table-cell>
          <table:table-cell office:value-type="string" calcext:value-type="string">
            <text:p>description</text:p>
          </table:table-cell>
          <table:table-cell office:value-type="string" calcext:value-type="string">
            <text:p>isbn</text:p>
          </table:table-cell>
          <table:table-cell office:value-type="string" calcext:value-type="string">
            <text:p>genre</text:p>
          </table:table-cell>
          <table:table-cell office:value-type="string" calcext:value-type="string">
            <text:p>pages</text:p>
          </table:table-cell>
          <table:table-cell office:value-type="string" calcext:value-type="string">
            <text:p>publisher</text:p>
          </table:table-cell>
          <table:table-cell office:value-type="string" calcext:value-type="string">
            <text:p>publication_date</text:p>
          </table:table-cell>
          <table:table-cell office:value-type="string" calcext:value-type="string">
            <text:p>image</text:p>
          </table:table-cell>
          <table:table-cell office:value-type="string" calcext:value-type="string">
            <text:p>price</text:p>
          </table:table-cell>
          <table:table-cell table:style-name="ce3" office:value-type="string" calcext:value-type="string">
            <text:p>number_in_stock</text:p>
          </table:table-cell>
        </table:table-row>
        <table:table-row table:style-name="ro1">
          <table:table-cell office:value-type="string" calcext:value-type="string">
            <text:p>2767052-the-hunger-games</text:p>
          </table:table-cell>
          <table:table-cell office:value-type="string" calcext:value-type="string">
            <text:p>The Hunger Games</text:p>
          </table:table-cell>
          <table:table-cell office:value-type="string" calcext:value-type="string">
            <text:p>The Hunger Games #1</text:p>
          </table:table-cell>
          <table:table-cell office:value-type="string" calcext:value-type="string">
            <text:p>Suzanne Collins</text:p>
          </table:table-cell>
          <table:table-cell office:value-type="float" office:value="4.33" calcext:value-type="float">
            <text:p>4.33</text:p>
          </table:table-cell>
          <table:table-cell office:value-type="string" calcext:value-type="string">
            <text:p>WINNING MEANS FAME AND FORTUNE.LOSING MEANS CERTAIN DEATH.THE HUNGER GAMES HAVE BEGUN. . . .In the ruins of a place once known as North America lies the nation of Panem, a shining Capitol surrounded by twelve outlying districts. The Capitol is harsh and cruel and keeps the districts in line by forcing them all to send one boy and once girl between the ages of twelve and eighteen to participate in the annual Hunger Games, a fight to the death on live TV.Sixteen-year-old Katniss Everdeen regards it as a death sentence when she steps forward to take her sister's place in the Games. But Katniss has been close to dead before—and survival, for her, is second nature. Without really meaning to, she becomes a contender. But if she is to win, she will have to start making choices that weight survival against humanity and life against love.</text:p>
          </table:table-cell>
          <table:table-cell office:value-type="float" office:value="9780439023481" calcext:value-type="float">
            <text:p>9780439023481</text:p>
          </table:table-cell>
          <table:table-cell office:value-type="string" calcext:value-type="string">
            <text:p>['Young Adult', 'Fiction', 'Dystopia', 'Fantasy', 'Science Fiction', 'Romance', 'Adventure', 'Teen', 'Post Apocalyptic', 'Action']</text:p>
          </table:table-cell>
          <table:table-cell office:value-type="float" office:value="374" calcext:value-type="float">
            <text:p>374</text:p>
          </table:table-cell>
          <table:table-cell office:value-type="string" calcext:value-type="string">
            <text:p>Scholastic Press</text:p>
          </table:table-cell>
          <table:table-cell office:value-type="string" calcext:value-type="string">
            <text:p>09/14/08</text:p>
          </table:table-cell>
          <table:table-cell office:value-type="string" calcext:value-type="string">
            <text:p>https://i.gr-assets.com/images/S/compressed.photo.goodreads.com/books/1586722975l/2767052.jpg</text:p>
          </table:table-cell>
          <table:table-cell office:value-type="float" office:value="5.09" calcext:value-type="float">
            <text:p>5.09</text:p>
          </table:table-cell>
          <table:table-cell office:value-type="float" office:value="54" calcext:value-type="float">
            <text:p>54</text:p>
          </table:table-cell>
        </table:table-row>
        <table:table-row table:style-name="ro1">
          <table:table-cell office:value-type="string" calcext:value-type="string">
            <text:p>2.Harry_Potter_and_the_Order_of_the_Phoenix</text:p>
          </table:table-cell>
          <table:table-cell office:value-type="string" calcext:value-type="string">
            <text:p>Harry Potter and the Order of the Phoenix</text:p>
          </table:table-cell>
          <table:table-cell office:value-type="string" calcext:value-type="string">
            <text:p>Harry Potter #5</text:p>
          </table:table-cell>
          <table:table-cell office:value-type="string" calcext:value-type="string">
            <text:p>J.K. Rowling, Mary GrandPré (Illustrator)</text:p>
          </table:table-cell>
          <table:table-cell office:value-type="float" office:value="4.5" calcext:value-type="float">
            <text:p>4.5</text:p>
          </table:table-cell>
          <table:table-cell office:value-type="string" calcext:value-type="string">
            <text:p>There is a door at the end of a silent corridor. And it’s haunting Harry Pottter’s dreams. Why else would he be waking in the middle of the night, screaming in terror?Harry has a lot on his mind for this, his fifth year at Hogwarts: a Defense Against the Dark Arts teacher with a personality like poisoned honey; a big surprise on the Gryffindor Quidditch team; and the looming terror of the Ordinary Wizarding Level exams. But all these things pale next to the growing threat of He-Who-Must-Not-Be-Named - a threat that neither the magical government nor the authorities at Hogwarts can stop.As the grasp of darkness tightens, Harry must discover the true depth and strength of his friends, the importance of boundless loyalty, and the shocking price of unbearable sacrifice.His fate depends on them all.</text:p>
          </table:table-cell>
          <table:table-cell office:value-type="float" office:value="9780439358071" calcext:value-type="float">
            <text:p>9780439358071</text:p>
          </table:table-cell>
          <table:table-cell office:value-type="string" calcext:value-type="string">
            <text:p>['Fantasy', 'Young Adult', 'Fiction', 'Magic', 'Childrens', 'Adventure', 'Audiobook', 'Middle Grade', 'Classics', 'Science Fiction Fantasy']</text:p>
          </table:table-cell>
          <table:table-cell office:value-type="float" office:value="870" calcext:value-type="float">
            <text:p>870</text:p>
          </table:table-cell>
          <table:table-cell office:value-type="string" calcext:value-type="string">
            <text:p>Scholastic Inc.</text:p>
          </table:table-cell>
          <table:table-cell office:value-type="string" calcext:value-type="string">
            <text:p>09/28/04</text:p>
          </table:table-cell>
          <table:table-cell office:value-type="string" calcext:value-type="string">
            <text:p>https://i.gr-assets.com/images/S/compressed.photo.goodreads.com/books/1546910265l/2.jpg</text:p>
          </table:table-cell>
          <table:table-cell office:value-type="float" office:value="7.38" calcext:value-type="float">
            <text:p>7.38</text:p>
          </table:table-cell>
          <table:table-cell office:value-type="float" office:value="98" calcext:value-type="float">
            <text:p>98</text:p>
          </table:table-cell>
        </table:table-row>
        <table:table-row table:style-name="ro1">
          <table:table-cell office:value-type="string" calcext:value-type="string">
            <text:p>2657.To_Kill_a_Mockingbird</text:p>
          </table:table-cell>
          <table:table-cell table:number-columns-repeated="2" office:value-type="string" calcext:value-type="string">
            <text:p>To Kill a Mockingbird</text:p>
          </table:table-cell>
          <table:table-cell office:value-type="string" calcext:value-type="string">
            <text:p>Harper Lee</text:p>
          </table:table-cell>
          <table:table-cell office:value-type="float" office:value="4.28" calcext:value-type="float">
            <text:p>4.28</text:p>
          </table:table-cell>
          <table:table-cell office:value-type="string" calcext:value-type="string">
            <text:p>The unforgettable novel of a childhood in a sleepy Southern town and the crisis of conscience that rocked it, To Kill A Mockingbird became both an instant bestseller and a critical success when it was first published in 1960. It went on to win the Pulitzer Prize in 1961 and was later made into an Academy Award-winning film, also a classic.Compassionate, dramatic, and deeply moving, To Kill A Mockingbird takes readers to the roots of human behavior - to innocence and experience, kindness and cruelty, love and hatred, humor and pathos. Now with over 18 million copies in print and translated into forty languages, this regional story by a young Alabama woman claims universal appeal. Harper Lee always considered her book to be a simple love story. Today it is regarded as a masterpiece of American literature.</text:p>
          </table:table-cell>
          <table:table-cell office:value-type="float" office:value="9999999999999" calcext:value-type="float">
            <text:p>9999999999999</text:p>
          </table:table-cell>
          <table:table-cell office:value-type="string" calcext:value-type="string">
            <text:p>['Classics', 'Fiction', 'Historical Fiction', 'School', 'Literature', 'Young Adult', 'Historical', 'Novels', 'Read For School', 'High School']</text:p>
          </table:table-cell>
          <table:table-cell office:value-type="float" office:value="324" calcext:value-type="float">
            <text:p>324</text:p>
          </table:table-cell>
          <table:table-cell office:value-type="string" calcext:value-type="string">
            <text:p>Harper Perennial Modern Classics</text:p>
          </table:table-cell>
          <table:table-cell office:value-type="string" calcext:value-type="string">
            <text:p>05/23/06</text:p>
          </table:table-cell>
          <table:table-cell office:value-type="string" calcext:value-type="string">
            <text:p>https://i.gr-assets.com/images/S/compressed.photo.goodreads.com/books/1553383690l/2657.jpg</text:p>
          </table:table-cell>
          <table:table-cell office:value-type="float" office:value="21.15" calcext:value-type="float">
            <text:p>21.15</text:p>
          </table:table-cell>
          <table:table-cell office:value-type="float" office:value="54" calcext:value-type="float">
            <text:p>54</text:p>
          </table:table-cell>
        </table:table-row>
        <table:table-row table:style-name="ro1">
          <table:table-cell office:value-type="string" calcext:value-type="string">
            <text:p>1885.Pride_and_Prejudice</text:p>
          </table:table-cell>
          <table:table-cell office:value-type="string" calcext:value-type="string">
            <text:p>Pride and Prejudice</text:p>
          </table:table-cell>
          <table:table-cell/>
          <table:table-cell office:value-type="string" calcext:value-type="string">
            <text:p>Jane Austen, Anna Quindlen (Introduction)</text:p>
          </table:table-cell>
          <table:table-cell office:value-type="float" office:value="4.26" calcext:value-type="float">
            <text:p>4.26</text:p>
          </table:table-cell>
          <table:table-cell office:value-type="string" calcext:value-type="string">
            <text:p>Alternate cover edition of ISBN 9780679783268Since its immediate success in 1813, Pride and Prejudice has remained one of the most popular novels in the English language. Jane Austen called this brilliant work "her own darling child" and its vivacious heroine, Elizabeth Bennet, "as delightful a creature as ever appeared in print." The romantic clash between the opinionated Elizabeth and her proud beau, Mr. Darcy, is a splendid performance of civilized sparring. And Jane Austen's radiant wit sparkles as her characters dance a delicate quadrille of flirtation and intrigue, making this book the most superb comedy of manners of Regency England.</text:p>
          </table:table-cell>
          <table:table-cell office:value-type="float" office:value="9999999999999" calcext:value-type="float">
            <text:p>9999999999999</text:p>
          </table:table-cell>
          <table:table-cell office:value-type="string" calcext:value-type="string">
            <text:p>['Classics', 'Fiction', 'Romance', 'Historical Fiction', 'Literature', 'Historical', 'Novels', 'Historical Romance', 'Classic Literature', 'Adult']</text:p>
          </table:table-cell>
          <table:table-cell office:value-type="float" office:value="279" calcext:value-type="float">
            <text:p>279</text:p>
          </table:table-cell>
          <table:table-cell office:value-type="string" calcext:value-type="string">
            <text:p>Modern Library</text:p>
          </table:table-cell>
          <table:table-cell office:value-type="date" office:date-value="2000-10-10" calcext:value-type="date">
            <text:p>10/10/2000</text:p>
          </table:table-cell>
          <table:table-cell office:value-type="string" calcext:value-type="string">
            <text:p>https://i.gr-assets.com/images/S/compressed.photo.goodreads.com/books/1320399351l/1885.jpg</text:p>
          </table:table-cell>
          <table:table-cell office:value-type="float" office:value="21.15" calcext:value-type="float">
            <text:p>21.15</text:p>
          </table:table-cell>
          <table:table-cell office:value-type="float" office:value="54" calcext:value-type="float">
            <text:p>54</text:p>
          </table:table-cell>
        </table:table-row>
        <table:table-row table:style-name="ro2">
          <table:table-cell office:value-type="string" calcext:value-type="string">
            <text:p>41865.Twilight</text:p>
          </table:table-cell>
          <table:table-cell office:value-type="string" calcext:value-type="string">
            <text:p>Twilight</text:p>
          </table:table-cell>
          <table:table-cell office:value-type="string" calcext:value-type="string">
            <text:p>The Twilight Saga #1</text:p>
          </table:table-cell>
          <table:table-cell office:value-type="string" calcext:value-type="string">
            <text:p>Stephenie Meyer</text:p>
          </table:table-cell>
          <table:table-cell office:value-type="float" office:value="3.6" calcext:value-type="float">
            <text:p>3.6</text:p>
          </table:table-cell>
          <table:table-cell office:value-type="string" calcext:value-type="string">
            <text:p>About three things I was absolutely positive.</text:p>
            <text:p/>
            <text:p>First, Edward was a vampire.</text:p>
            <text:p/>
            <text:p>Second, there was a part of him—and I didn't know how dominant that part might be—that thirsted for my blood.</text:p>
            <text:p/>
            <text:p>And third, I was unconditionally and irrevocably in love with him.</text:p>
            <text:p/>
            <text:p>Deeply seductive and extraordinarily suspenseful, Twilight is a love story with bite.</text:p>
          </table:table-cell>
          <table:table-cell office:value-type="float" office:value="9780316015844" calcext:value-type="float">
            <text:p>9780316015844</text:p>
          </table:table-cell>
          <table:table-cell office:value-type="string" calcext:value-type="string">
            <text:p>['Young Adult', 'Fantasy', 'Romance', 'Vampires', 'Fiction', 'Paranormal', 'Paranormal Romance', 'Supernatural', 'Teen', 'Urban Fantasy']</text:p>
          </table:table-cell>
          <table:table-cell office:value-type="float" office:value="501" calcext:value-type="float">
            <text:p>501</text:p>
          </table:table-cell>
          <table:table-cell office:value-type="string" calcext:value-type="string">
            <text:p>Little, Brown and Company</text:p>
          </table:table-cell>
          <table:table-cell office:value-type="date" office:date-value="2006-06-09" calcext:value-type="date">
            <text:p>09/06/2006</text:p>
          </table:table-cell>
          <table:table-cell office:value-type="string" calcext:value-type="string">
            <text:p>https://i.gr-assets.com/images/S/compressed.photo.goodreads.com/books/1361039443l/41865.jpg</text:p>
          </table:table-cell>
          <table:table-cell office:value-type="float" office:value="2.1" calcext:value-type="float">
            <text:p>2.1</text:p>
          </table:table-cell>
          <table:table-cell office:value-type="float" office:value="968" calcext:value-type="float">
            <text:p>968</text:p>
          </table:table-cell>
        </table:table-row>
        <table:table-row table:style-name="ro1">
          <table:table-cell office:value-type="string" calcext:value-type="string">
            <text:p>19063.The_Book_Thief</text:p>
          </table:table-cell>
          <table:table-cell office:value-type="string" calcext:value-type="string">
            <text:p>The Book Thief</text:p>
          </table:table-cell>
          <table:table-cell/>
          <table:table-cell office:value-type="string" calcext:value-type="string">
            <text:p>Markus Zusak (Goodreads Author)</text:p>
          </table:table-cell>
          <table:table-cell office:value-type="float" office:value="4.37" calcext:value-type="float">
            <text:p>4.37</text:p>
          </table:table-cell>
          <table:table-cell office:value-type="string" calcext:value-type="string">
            <text:p>Librarian's note: An alternate cover edition can be found hereIt is 1939. Nazi Germany. The country is holding its breath. Death has never been busier, and will be busier still.By her brother's graveside, Liesel's life is changed when she picks up a single object, partially hidden in the snow. It is The Gravedigger's Handbook, left behind there by accident, and it is her first act of book thievery. So begins a love affair with books and words, as Liesel, with the help of her accordian-playing foster father, learns to read. Soon she is stealing books from Nazi book-burnings, the mayor's wife's library, wherever there are books to be found.But these are dangerous times. When Liesel's foster family hides a Jew in their basement, Liesel's world is both opened up, and closed down.In superbly crafted writing that burns with intensity, award-winning author Markus Zusak has given us one of the most enduring stories of our time.(Note: this title was not published as YA fiction)</text:p>
          </table:table-cell>
          <table:table-cell office:value-type="float" office:value="9780375831003" calcext:value-type="float">
            <text:p>9780375831003</text:p>
          </table:table-cell>
          <table:table-cell office:value-type="string" calcext:value-type="string">
            <text:p>['Historical Fiction', 'Fiction', 'Young Adult', 'Historical', 'Classics', 'War', 'Holocaust', 'World War II', 'Books About Books', 'Audiobook']</text:p>
          </table:table-cell>
          <table:table-cell office:value-type="float" office:value="552" calcext:value-type="float">
            <text:p>552</text:p>
          </table:table-cell>
          <table:table-cell office:value-type="string" calcext:value-type="string">
            <text:p>Alfred A. Knopf</text:p>
          </table:table-cell>
          <table:table-cell office:value-type="string" calcext:value-type="string">
            <text:p>03/14/06</text:p>
          </table:table-cell>
          <table:table-cell office:value-type="string" calcext:value-type="string">
            <text:p>https://i.gr-assets.com/images/S/compressed.photo.goodreads.com/books/1522157426l/19063._SY475_.jpg</text:p>
          </table:table-cell>
          <table:table-cell office:value-type="float" office:value="3.8" calcext:value-type="float">
            <text:p>3.8</text:p>
          </table:table-cell>
          <table:table-cell office:value-type="float" office:value="98" calcext:value-type="float">
            <text:p>98</text:p>
          </table:table-cell>
        </table:table-row>
        <table:table-row table:style-name="ro1">
          <table:table-cell office:value-type="string" calcext:value-type="string">
            <text:p>170448.Animal_Farm</text:p>
          </table:table-cell>
          <table:table-cell office:value-type="string" calcext:value-type="string">
            <text:p>Animal Farm</text:p>
          </table:table-cell>
          <table:table-cell/>
          <table:table-cell office:value-type="string" calcext:value-type="string">
            <text:p>George Orwell, Russell Baker (Preface), C.M. Woodhouse (Introduction)</text:p>
          </table:table-cell>
          <table:table-cell office:value-type="float" office:value="3.95" calcext:value-type="float">
            <text:p>3.95</text:p>
          </table:table-cell>
          <table:table-cell office:value-type="string" calcext:value-type="string">
            <text:p>Librarian's note: There is an Alternate Cover Edition for this edition of this book here.A farm is taken over by its overworked, mistreated animals. With flaming idealism and stirring slogans, they set out to create a paradise of progress, justice, and equality. Thus the stage is set for one of the most telling satiric fables ever penned –a razor-edged fairy tale for grown-ups that records the evolution from revolution against tyranny to a totalitarianism just as terrible. When Animal Farm was first published, Stalinist Russia was seen as its target. Today it is devastatingly clear that wherever and whenever freedom is attacked, under whatever banner, the cutting clarity and savage comedy of George Orwell’s masterpiece have a meaning and message still ferociously fresh.</text:p>
          </table:table-cell>
          <table:table-cell office:value-type="float" office:value="9780451526342" calcext:value-type="float">
            <text:p>9780451526342</text:p>
          </table:table-cell>
          <table:table-cell office:value-type="string" calcext:value-type="string">
            <text:p>['Classics', 'Fiction', 'Dystopia', 'Fantasy', 'Literature', 'Politics', 'School', 'Science Fiction', 'Novels', 'Read For School']</text:p>
          </table:table-cell>
          <table:table-cell office:value-type="float" office:value="141" calcext:value-type="float">
            <text:p>141</text:p>
          </table:table-cell>
          <table:table-cell office:value-type="string" calcext:value-type="string">
            <text:p>Signet Classics</text:p>
          </table:table-cell>
          <table:table-cell office:value-type="string" calcext:value-type="string">
            <text:p>04/28/96</text:p>
          </table:table-cell>
          <table:table-cell office:value-type="string" calcext:value-type="string">
            <text:p>https://i.gr-assets.com/images/S/compressed.photo.goodreads.com/books/1325861570l/170448.jpg</text:p>
          </table:table-cell>
          <table:table-cell office:value-type="float" office:value="21.15" calcext:value-type="float">
            <text:p>21.15</text:p>
          </table:table-cell>
          <table:table-cell office:value-type="float" office:value="684" calcext:value-type="float">
            <text:p>684</text:p>
          </table:table-cell>
        </table:table-row>
        <table:table-row table:style-name="ro1">
          <table:table-cell office:value-type="string" calcext:value-type="string">
            <text:p>11127.The_Chronicles_of_Narnia</text:p>
          </table:table-cell>
          <table:table-cell office:value-type="string" calcext:value-type="string">
            <text:p>The Chronicles of Narnia</text:p>
          </table:table-cell>
          <table:table-cell office:value-type="string" calcext:value-type="string">
            <text:p>The Chronicles of Narnia (Publication Order) #1–7</text:p>
          </table:table-cell>
          <table:table-cell office:value-type="string" calcext:value-type="string">
            <text:p>C.S. Lewis, Pauline Baynes (Illustrator)</text:p>
          </table:table-cell>
          <table:table-cell office:value-type="float" office:value="4.26" calcext:value-type="float">
            <text:p>4.26</text:p>
          </table:table-cell>
          <table:table-cell office:value-type="string" calcext:value-type="string">
            <text:p>Journeys to the end of the world, fantastic creatures, and epic battles between good and evil—what more could any reader ask for in one book? The book that has it all is The Lion, the Witch and the Wardrobe, written in 1949 by Clive Staples Lewis. But Lewis did not stop there. Six more books followed, and together they became known as The Chronicles of Narnia.For the past fifty years, The Chronicles of Narnia have transcended the fantasy genre to become part of the canon of classic literature. Each of the seven books is a masterpiece, drawing the reader into a land where magic meets reality, and the result is a fictional world whose scope has fascinated generations.This edition presents all seven books—unabridged—in one impressive volume. The books are presented here in chronlogical order, each chapter graced with an illustration by the original artist, Pauline Baynes. Deceptively simple and direct, The Chronicles of Narnia continue to captivate fans with adventures, characters, and truths that speak to readers of all ages, even fifty years after they were first published.</text:p>
          </table:table-cell>
          <table:table-cell office:value-type="float" office:value="9999999999999" calcext:value-type="float">
            <text:p>9999999999999</text:p>
          </table:table-cell>
          <table:table-cell office:value-type="string" calcext:value-type="string">
            <text:p>['Fantasy', 'Classics', 'Fiction', 'Young Adult', 'Childrens', 'Christian', 'Adventure', 'Science Fiction Fantasy', 'Middle Grade', 'Christian Fiction']</text:p>
          </table:table-cell>
          <table:table-cell office:value-type="float" office:value="767" calcext:value-type="float">
            <text:p>767</text:p>
          </table:table-cell>
          <table:table-cell office:value-type="string" calcext:value-type="string">
            <text:p>HarperCollins</text:p>
          </table:table-cell>
          <table:table-cell office:value-type="string" calcext:value-type="string">
            <text:p>09/16/02</text:p>
          </table:table-cell>
          <table:table-cell office:value-type="string" calcext:value-type="string">
            <text:p>https://i.gr-assets.com/images/S/compressed.photo.goodreads.com/books/1449868701l/11127._SY475_.jpg</text:p>
          </table:table-cell>
          <table:table-cell office:value-type="float" office:value="21.15" calcext:value-type="float">
            <text:p>21.15</text:p>
          </table:table-cell>
          <table:table-cell office:value-type="float" office:value="5" calcext:value-type="float">
            <text:p>5</text:p>
          </table:table-cell>
        </table:table-row>
        <table:table-row table:style-name="ro1">
          <table:table-cell office:value-type="string" calcext:value-type="string">
            <text:p>30.J_R_R_Tolkien_4_Book_Boxed_Set</text:p>
          </table:table-cell>
          <table:table-cell office:value-type="string" calcext:value-type="string">
            <text:p>J.R.R. Tolkien 4-Book Boxed Set: The Hobbit and The Lord of the Rings</text:p>
          </table:table-cell>
          <table:table-cell office:value-type="string" calcext:value-type="string">
            <text:p>The Lord of the Rings #0-3</text:p>
          </table:table-cell>
          <table:table-cell office:value-type="string" calcext:value-type="string">
            <text:p>J.R.R. Tolkien</text:p>
          </table:table-cell>
          <table:table-cell office:value-type="float" office:value="4.6" calcext:value-type="float">
            <text:p>4.6</text:p>
          </table:table-cell>
          <table:table-cell office:value-type="string" calcext:value-type="string">
            <text:p>This four-volume, boxed set contains J.R.R. Tolkien's epic masterworks The Hobbit and the three volumes of The Lord of the Rings (The Fellowship of the Ring, The Two Towers, and The Return of the King).In The Hobbit, Bilbo Baggins is whisked away from his comfortable, unambitious life in Hobbiton by the wizard Gandalf and a company of dwarves. He finds himself caught up in a plot to raid the treasure hoard of Smaug the Magnificent, a large and very dangerous dragon.The Lord of the Rings tells of the great quest undertaken by Frodo Baggins and the Fellowship of the Ring: Gandalf the wizard; the hobbits Merry, Pippin, and Sam; Gimli the dwarf; Legolas the elf; Boromir of Gondor; and a tall, mysterious stranger called Strider. J.R.R. Tolkien's three volume masterpiece is at once a classic myth and a modern fairy tale—a story of high and heroic adventure set in the unforgettable landscape of Middle-earth</text:p>
          </table:table-cell>
          <table:table-cell office:value-type="float" office:value="9780345538376" calcext:value-type="float">
            <text:p>9780345538376</text:p>
          </table:table-cell>
          <table:table-cell office:value-type="string" calcext:value-type="string">
            <text:p>['Fantasy', 'Fiction', 'Classics', 'Adventure', 'Science Fiction Fantasy', 'Epic Fantasy', 'High Fantasy', 'Young Adult', 'Literature', 'Magic']</text:p>
          </table:table-cell>
          <table:table-cell office:value-type="float" office:value="1728" calcext:value-type="float">
            <text:p>1728</text:p>
          </table:table-cell>
          <table:table-cell office:value-type="string" calcext:value-type="string">
            <text:p>Ballantine Books</text:p>
          </table:table-cell>
          <table:table-cell office:value-type="string" calcext:value-type="string">
            <text:p>09/25/12</text:p>
          </table:table-cell>
          <table:table-cell office:value-type="string" calcext:value-type="string">
            <text:p>https://i.gr-assets.com/images/S/compressed.photo.goodreads.com/books/1346072396l/30.jpg</text:p>
          </table:table-cell>
          <table:table-cell office:value-type="float" office:value="21.15" calcext:value-type="float">
            <text:p>21.15</text:p>
          </table:table-cell>
          <table:table-cell office:value-type="float" office:value="54" calcext:value-type="float">
            <text:p>54</text:p>
          </table:table-cell>
        </table:table-row>
        <table:table-row table:style-name="ro1">
          <table:table-cell office:value-type="string" calcext:value-type="string">
            <text:p>18405.Gone_with_the_Wind</text:p>
          </table:table-cell>
          <table:table-cell office:value-type="string" calcext:value-type="string">
            <text:p>Gone with the Wind</text:p>
          </table:table-cell>
          <table:table-cell/>
          <table:table-cell office:value-type="string" calcext:value-type="string">
            <text:p>Margaret Mitchell</text:p>
          </table:table-cell>
          <table:table-cell office:value-type="float" office:value="4.3" calcext:value-type="float">
            <text:p>4.3</text:p>
          </table:table-cell>
          <table:table-cell office:value-type="string" calcext:value-type="string">
            <text:p>Scarlett O'Hara, the beautiful, spoiled daughter of a well-to-do Georgia plantation owner, must use every means at her disposal to claw her way out of the poverty she finds herself in after Sherman's March to the Sea.</text:p>
          </table:table-cell>
          <table:table-cell office:value-type="float" office:value="9780446675536" calcext:value-type="float">
            <text:p>9780446675536</text:p>
          </table:table-cell>
          <table:table-cell office:value-type="string" calcext:value-type="string">
            <text:p>['Classics', 'Historical Fiction', 'Fiction', 'Romance', 'Historical', 'War', 'Literature', 'Civil War', 'Historical Romance', 'Novels']</text:p>
          </table:table-cell>
          <table:table-cell office:value-type="float" office:value="1037" calcext:value-type="float">
            <text:p>1037</text:p>
          </table:table-cell>
          <table:table-cell office:value-type="string" calcext:value-type="string">
            <text:p>Warner Books</text:p>
          </table:table-cell>
          <table:table-cell office:value-type="date" office:date-value="1999-01-04" calcext:value-type="date">
            <text:p>04/01/1999</text:p>
          </table:table-cell>
          <table:table-cell office:value-type="string" calcext:value-type="string">
            <text:p>https://i.gr-assets.com/images/S/compressed.photo.goodreads.com/books/1551144577l/18405._SY475_.jpg</text:p>
          </table:table-cell>
          <table:table-cell office:value-type="float" office:value="5.58" calcext:value-type="float">
            <text:p>5.58</text:p>
          </table:table-cell>
          <table:table-cell office:value-type="float" office:value="685" calcext:value-type="float">
            <text:p>685</text:p>
          </table:table-cell>
        </table:table-row>
        <table:table-row table:style-name="ro1">
          <table:table-cell office:value-type="string" calcext:value-type="string">
            <text:p>11870085-the-fault-in-our-stars</text:p>
          </table:table-cell>
          <table:table-cell office:value-type="string" calcext:value-type="string">
            <text:p>The Fault in Our Stars</text:p>
          </table:table-cell>
          <table:table-cell/>
          <table:table-cell office:value-type="string" calcext:value-type="string">
            <text:p>John Green (Goodreads Author)</text:p>
          </table:table-cell>
          <table:table-cell office:value-type="float" office:value="4.21" calcext:value-type="float">
            <text:p>4.21</text:p>
          </table:table-cell>
          <table:table-cell office:value-type="string" calcext:value-type="string">
            <text:p>Despite the tumor-shrinking medical miracle that has bought her a few years, Hazel has never been anything but terminal, her final chapter inscribed upon diagnosis. But when a gorgeous plot twist named Augustus Waters suddenly appears at Cancer Kid Support Group, Hazel's story is about to be completely rewritten.Insightful, bold, irreverent, and raw, The Fault in Our Stars is award-winning author John Green's most ambitious and heartbreaking work yet, brilliantly exploring the funny, thrilling, and tragic business of being alive and in love.</text:p>
          </table:table-cell>
          <table:table-cell office:value-type="float" office:value="9999999999999" calcext:value-type="float">
            <text:p>9999999999999</text:p>
          </table:table-cell>
          <table:table-cell office:value-type="string" calcext:value-type="string">
            <text:p>['Young Adult', 'Romance', 'Fiction', 'Contemporary', 'Realistic Fiction', 'Teen', 'Coming Of Age', 'Drama', 'Novels', 'Love']</text:p>
          </table:table-cell>
          <table:table-cell office:value-type="float" office:value="313" calcext:value-type="float">
            <text:p>313</text:p>
          </table:table-cell>
          <table:table-cell office:value-type="string" calcext:value-type="string">
            <text:p>Dutton Books</text:p>
          </table:table-cell>
          <table:table-cell office:value-type="date" office:date-value="2012-10-01" calcext:value-type="date">
            <text:p>01/10/2012</text:p>
          </table:table-cell>
          <table:table-cell office:value-type="string" calcext:value-type="string">
            <text:p>https://i.gr-assets.com/images/S/compressed.photo.goodreads.com/books/1360206420l/11870085.jpg</text:p>
          </table:table-cell>
          <table:table-cell office:value-type="float" office:value="5.58" calcext:value-type="float">
            <text:p>5.58</text:p>
          </table:table-cell>
          <table:table-cell office:value-type="float" office:value="89" calcext:value-type="float">
            <text:p>89</text:p>
          </table:table-cell>
        </table:table-row>
        <table:table-row table:style-name="ro1">
          <table:table-cell office:value-type="string" calcext:value-type="string">
            <text:p>386162.The_Hitchhiker_s_Guide_to_the_Galaxy</text:p>
          </table:table-cell>
          <table:table-cell office:value-type="string" calcext:value-type="string">
            <text:p>The Hitchhiker's Guide to the Galaxy</text:p>
          </table:table-cell>
          <table:table-cell office:value-type="string" calcext:value-type="string">
            <text:p>The Hitchhiker's Guide to the Galaxy #1</text:p>
          </table:table-cell>
          <table:table-cell office:value-type="string" calcext:value-type="string">
            <text:p>Douglas Adams</text:p>
          </table:table-cell>
          <table:table-cell office:value-type="float" office:value="4.22" calcext:value-type="float">
            <text:p>4.22</text:p>
          </table:table-cell>
          <table:table-cell office:value-type="string" calcext:value-type="string">
            <text:p>Seconds before the Earth is demolished to make way for a galactic freeway, Arthur Dent is plucked off the planet by his friend Ford Prefect, a researcher for the revised edition of The Hitchhiker's Guide to the Galaxy who, for the last fifteen years, has been posing as an out-of-work actor.Together this dynamic pair begin a journey through space aided by quotes from The Hitchhiker's Guide ("A towel is about the most massively useful thing an interstellar hitchhiker can have") and a galaxy-full of fellow travelers: Zaphod Beeblebrox—the two-headed, three-armed ex-hippie and totally out-to-lunch president of the galaxy; Trillian, Zaphod's girlfriend (formally Tricia McMillan), whom Arthur tried to pick up at a cocktail party once upon a time zone; Marvin, a paranoid, brilliant, and chronically depressed robot; Veet Voojagig, a former graduate student who is obsessed with the disappearance of all the ballpoint pens he bought over the years.</text:p>
          </table:table-cell>
          <table:table-cell office:value-type="float" office:value="9999999999999" calcext:value-type="float">
            <text:p>9999999999999</text:p>
          </table:table-cell>
          <table:table-cell office:value-type="string" calcext:value-type="string">
            <text:p>['Science Fiction', 'Fiction', 'Humor', 'Fantasy', 'Classics', 'Comedy', 'Science Fiction Fantasy', 'Audiobook', 'Adventure', 'Novels']</text:p>
          </table:table-cell>
          <table:table-cell office:value-type="float" office:value="193" calcext:value-type="float">
            <text:p>193</text:p>
          </table:table-cell>
          <table:table-cell office:value-type="string" calcext:value-type="string">
            <text:p>Del Rey</text:p>
          </table:table-cell>
          <table:table-cell office:value-type="string" calcext:value-type="string">
            <text:p>06/23/07</text:p>
          </table:table-cell>
          <table:table-cell office:value-type="string" calcext:value-type="string">
            <text:p>https://i.gr-assets.com/images/S/compressed.photo.goodreads.com/books/1559986152l/386162.jpg</text:p>
          </table:table-cell>
          <table:table-cell office:value-type="float" office:value="5.46" calcext:value-type="float">
            <text:p>5.46</text:p>
          </table:table-cell>
          <table:table-cell office:value-type="float" office:value="66" calcext:value-type="float">
            <text:p>66</text:p>
          </table:table-cell>
        </table:table-row>
        <table:table-row table:style-name="ro1">
          <table:table-cell office:value-type="string" calcext:value-type="string">
            <text:p>370493.The_Giving_Tree</text:p>
          </table:table-cell>
          <table:table-cell office:value-type="string" calcext:value-type="string">
            <text:p>The Giving Tree</text:p>
          </table:table-cell>
          <table:table-cell/>
          <table:table-cell office:value-type="string" calcext:value-type="string">
            <text:p>Shel Silverstein</text:p>
          </table:table-cell>
          <table:table-cell office:value-type="float" office:value="4.37" calcext:value-type="float">
            <text:p>4.37</text:p>
          </table:table-cell>
          <table:table-cell office:value-type="string" calcext:value-type="string">
            <text:p>"Once there was a tree...and she loved a little boy."So begins a story of unforgettable perception, beautifully written and illustrated by the gifted and versatile Shel Silverstein.Every day the boy would come to the tree to eat her apples, swing from her branches, or slide down her trunk...and the tree was happy. But as the boy grew older he began to want more from the tree, and the tree gave and gave and gave.This is a tender story, touched with sadness, aglow with consolation. Shel Silverstein has created a moving parable for readers of all ages that offers an affecting interpretation of the gift of giving and a serene acceptance of another's capacity to love in return.</text:p>
          </table:table-cell>
          <table:table-cell office:value-type="float" office:value="9780060256654" calcext:value-type="float">
            <text:p>9780060256654</text:p>
          </table:table-cell>
          <table:table-cell office:value-type="string" calcext:value-type="string">
            <text:p>['Childrens', 'Picture Books', 'Classics', 'Fiction', 'Poetry', 'Young Adult', 'Fantasy', 'Juvenile', 'Kids', 'Short Stories']</text:p>
          </table:table-cell>
          <table:table-cell office:value-type="float" office:value="64" calcext:value-type="float">
            <text:p>64</text:p>
          </table:table-cell>
          <table:table-cell office:value-type="string" calcext:value-type="string">
            <text:p>HarperCollins Publishers</text:p>
          </table:table-cell>
          <table:table-cell office:value-type="date" office:date-value="1964-07-10" calcext:value-type="date">
            <text:p>10/07/1964</text:p>
          </table:table-cell>
          <table:table-cell office:value-type="string" calcext:value-type="string">
            <text:p>https://i.gr-assets.com/images/S/compressed.photo.goodreads.com/books/1174210942l/370493._SX318_.jpg</text:p>
          </table:table-cell>
          <table:table-cell office:value-type="float" office:value="4.87" calcext:value-type="float">
            <text:p>4.87</text:p>
          </table:table-cell>
          <table:table-cell office:value-type="float" office:value="75" calcext:value-type="float">
            <text:p>75</text:p>
          </table:table-cell>
        </table:table-row>
        <table:table-row table:style-name="ro1">
          <table:table-cell office:value-type="string" calcext:value-type="string">
            <text:p>6185.Wuthering_Heights</text:p>
          </table:table-cell>
          <table:table-cell office:value-type="string" calcext:value-type="string">
            <text:p>Wuthering Heights</text:p>
          </table:table-cell>
          <table:table-cell/>
          <table:table-cell office:value-type="string" calcext:value-type="string">
            <text:p>Emily Brontë, Richard J. Dunn (Editor), David Timson (Narrator), Charlotte Brontë (Commentary), Robert Heindel (Illustrator)</text:p>
          </table:table-cell>
          <table:table-cell office:value-type="float" office:value="3.86" calcext:value-type="float">
            <text:p>3.86</text:p>
          </table:table-cell>
          <table:table-cell office:value-type="string" calcext:value-type="string">
            <text:p>You can find the redesigned cover of this edition HERE.This best-selling Norton Critical Edition is based on the 1847 first edition of the novel. For the Fourth Edition, the editor has collated the 1847 text with several modern editions and has corrected a number of variants, including accidentals. The text is accompanied by entirely new explanatory annotations.New to the fourth Edition are twelve of Emily Bronte's letters regarding the publication of the 1847 edition of Wuthering Heights as well as the evolution of the 1850 edition, prose and poetry selections by the author, four reviews of the novel, and poetry selections by the author, four reviews of the novel, and Edward Chitham's insightful and informative chronology of the creative process behind the beloved work.Five major critical interpretations of Wuthering Heights are included, three of them new to the Fourth Edition. A Stuart Daley considers the importance of chronology in the novel. J. Hillis Miller examines Wuthering Heights's problems of genre and critical reputation. Sandra M. Gilbert assesses the role of Victorian Christianity plays in the novel, while Martha Nussbaum traces the novel's romanticism. Finally, Lin Haire-Sargeant scrutinizes the role of Heathcliff in film adaptations of Wuthering Heights. A Chronology and updated Selected Bibliography are also included.</text:p>
          </table:table-cell>
          <table:table-cell office:value-type="float" office:value="9780393978896" calcext:value-type="float">
            <text:p>9780393978896</text:p>
          </table:table-cell>
          <table:table-cell office:value-type="string" calcext:value-type="string">
            <text:p>['Classics', 'Fiction', 'Romance', 'Gothic', 'Literature', 'Historical Fiction', '19th Century', 'Novels', 'Classic Literature', 'Historical']</text:p>
          </table:table-cell>
          <table:table-cell office:value-type="float" office:value="464" calcext:value-type="float">
            <text:p>464</text:p>
          </table:table-cell>
          <table:table-cell office:value-type="string" calcext:value-type="string">
            <text:p>Norton</text:p>
          </table:table-cell>
          <table:table-cell office:value-type="string" calcext:value-type="string">
            <text:p>10/28/02</text:p>
          </table:table-cell>
          <table:table-cell office:value-type="string" calcext:value-type="string">
            <text:p>https://i.gr-assets.com/images/S/compressed.photo.goodreads.com/books/1587655304l/6185._SY475_.jpg</text:p>
          </table:table-cell>
          <table:table-cell office:value-type="float" office:value="2.73" calcext:value-type="float">
            <text:p>2.73</text:p>
          </table:table-cell>
          <table:table-cell office:value-type="float" office:value="745" calcext:value-type="float">
            <text:p>745</text:p>
          </table:table-cell>
        </table:table-row>
        <table:table-row table:style-name="ro1">
          <table:table-cell office:value-type="string" calcext:value-type="string">
            <text:p>968.The_Da_Vinci_Code</text:p>
          </table:table-cell>
          <table:table-cell office:value-type="string" calcext:value-type="string">
            <text:p>The Da Vinci Code</text:p>
          </table:table-cell>
          <table:table-cell office:value-type="string" calcext:value-type="string">
            <text:p>Robert Langdon #2</text:p>
          </table:table-cell>
          <table:table-cell office:value-type="string" calcext:value-type="string">
            <text:p>Dan Brown (Goodreads Author)</text:p>
          </table:table-cell>
          <table:table-cell office:value-type="float" office:value="3.86" calcext:value-type="float">
            <text:p>3.86</text:p>
          </table:table-cell>
          <table:table-cell office:value-type="string" calcext:value-type="string">
            <text:p>ISBN 9780307277671 moved to this edition.While in Paris, Harvard symbologist Robert Langdon is awakened by a phone call in the dead of the night. The elderly curator of the Louvre has been murdered inside the museum, his body covered in baffling symbols. As Langdon and gifted French cryptologist Sophie Neveu sort through the bizarre riddles, they are stunned to discover a trail of clues hidden in the works of Leonardo da Vinci—clues visible for all to see and yet ingeniously disguised by the painter.Even more startling, the late curator was involved in the Priory of Sion—a secret society whose members included Sir Isaac Newton, Victor Hugo, and Da Vinci—and he guarded a breathtaking historical secret. Unless Langdon and Neveu can decipher the labyrinthine puzzle—while avoiding the faceless adversary who shadows their every move—the explosive, ancient truth will be lost forever.</text:p>
          </table:table-cell>
          <table:table-cell office:value-type="float" office:value="9999999999999" calcext:value-type="float">
            <text:p>9999999999999</text:p>
          </table:table-cell>
          <table:table-cell office:value-type="string" calcext:value-type="string">
            <text:p>['Fiction', 'Mystery', 'Thriller', 'Suspense', 'Mystery Thriller', 'Historical Fiction', 'Adventure', 'Novels', 'Crime', 'Adult']</text:p>
          </table:table-cell>
          <table:table-cell office:value-type="float" office:value="489" calcext:value-type="float">
            <text:p>489</text:p>
          </table:table-cell>
          <table:table-cell office:value-type="string" calcext:value-type="string">
            <text:p>Anchor</text:p>
          </table:table-cell>
          <table:table-cell office:value-type="string" calcext:value-type="string">
            <text:p>03/28/06</text:p>
          </table:table-cell>
          <table:table-cell office:value-type="string" calcext:value-type="string">
            <text:p>https://i.gr-assets.com/images/S/compressed.photo.goodreads.com/books/1579621267l/968.jpg</text:p>
          </table:table-cell>
          <table:table-cell office:value-type="float" office:value="5.46" calcext:value-type="float">
            <text:p>5.46</text:p>
          </table:table-cell>
          <table:table-cell office:value-type="float" office:value="36" calcext:value-type="float">
            <text:p>36</text:p>
          </table:table-cell>
        </table:table-row>
        <table:table-row table:style-name="ro1">
          <table:table-cell office:value-type="string" calcext:value-type="string">
            <text:p>929.Memoirs_of_a_Geisha</text:p>
          </table:table-cell>
          <table:table-cell office:value-type="string" calcext:value-type="string">
            <text:p>Memoirs of a Geisha</text:p>
          </table:table-cell>
          <table:table-cell/>
          <table:table-cell office:value-type="string" calcext:value-type="string">
            <text:p>Arthur Golden</text:p>
          </table:table-cell>
          <table:table-cell office:value-type="float" office:value="4.12" calcext:value-type="float">
            <text:p>4.12</text:p>
          </table:table-cell>
          <table:table-cell office:value-type="string" calcext:value-type="string">
            <text:p>A literary sensation and runaway bestseller, this brilliant debut novel presents with seamless authenticity and exquisite lyricism the true confessions of one of Japan's most celebrated geisha.In Memoirs of a Geisha, we enter a world where appearances are paramount; where a girl's virginity is auctioned to the highest bidder; where women are trained to beguile the most powerful men; and where love is scorned as illusion. It is a unique and triumphant work of fiction - at once romantic, erotic, suspenseful - and completely unforgettable.</text:p>
          </table:table-cell>
          <table:table-cell office:value-type="float" office:value="9781400096893" calcext:value-type="float">
            <text:p>9781400096893</text:p>
          </table:table-cell>
          <table:table-cell office:value-type="string" calcext:value-type="string">
            <text:p>['Fiction', 'Historical Fiction', 'Romance', 'Historical', 'Classics', 'Japan', 'Adult', 'Novels', 'Asia', 'Adult Fiction']</text:p>
          </table:table-cell>
          <table:table-cell office:value-type="float" office:value="503" calcext:value-type="float">
            <text:p>503</text:p>
          </table:table-cell>
          <table:table-cell office:value-type="string" calcext:value-type="string">
            <text:p>Vintage Books USA</text:p>
          </table:table-cell>
          <table:table-cell office:value-type="string" calcext:value-type="string">
            <text:p>11/22/05</text:p>
          </table:table-cell>
          <table:table-cell office:value-type="string" calcext:value-type="string">
            <text:p>https://i.gr-assets.com/images/S/compressed.photo.goodreads.com/books/1409595968l/929.jpg</text:p>
          </table:table-cell>
          <table:table-cell office:value-type="float" office:value="2.76" calcext:value-type="float">
            <text:p>2.76</text:p>
          </table:table-cell>
          <table:table-cell office:value-type="float" office:value="25" calcext:value-type="float">
            <text:p>25</text:p>
          </table:table-cell>
        </table:table-row>
        <table:table-row table:style-name="ro1">
          <table:table-cell office:value-type="string" calcext:value-type="string">
            <text:p>5297.The_Picture_of_Dorian_Gray</text:p>
          </table:table-cell>
          <table:table-cell office:value-type="string" calcext:value-type="string">
            <text:p>The Picture of Dorian Gray</text:p>
          </table:table-cell>
          <table:table-cell/>
          <table:table-cell office:value-type="string" calcext:value-type="string">
            <text:p>Oscar Wilde, Jeffrey Eugenides (Introduction)</text:p>
          </table:table-cell>
          <table:table-cell office:value-type="float" office:value="4.08" calcext:value-type="float">
            <text:p>4.08</text:p>
          </table:table-cell>
          <table:table-cell office:value-type="string" calcext:value-type="string">
            <text:p>Written in his distinctively dazzling manner, Oscar Wilde’s story of a fashionable young man who sells his soul for eternal youth and beauty is the author’s most popular work. The tale of Dorian Gray’s moral disintegration caused a scandal when it ﬁrst appeared in 1890, but though Wilde was attacked for the novel’s corrupting inﬂuence, he responded that there is, in fact, “a terrible moral in Dorian Gray.” Just a few years later, the book and the aesthetic/moral dilemma it presented became issues in the trials occasioned by Wilde’s homosexual liaisons, which resulted in his imprisonment. Of Dorian Gray’s relationship to autobiography, Wilde noted in a letter, “Basil Hallward is what I think I am: Lord Henry what the world thinks me: Dorian what I would like to be—in other ages, perhaps.</text:p>
          </table:table-cell>
          <table:table-cell office:value-type="float" office:value="9999999999999" calcext:value-type="float">
            <text:p>9999999999999</text:p>
          </table:table-cell>
          <table:table-cell office:value-type="string" calcext:value-type="string">
            <text:p>['Classics', 'Fiction', 'Horror', 'Fantasy', 'Literature', 'Gothic', 'Novels', '19th Century', 'LGBT', 'Classic Literature']</text:p>
          </table:table-cell>
          <table:table-cell office:value-type="float" office:value="272" calcext:value-type="float">
            <text:p>272</text:p>
          </table:table-cell>
          <table:table-cell office:value-type="string" calcext:value-type="string">
            <text:p>Random House: Modern Library</text:p>
          </table:table-cell>
          <table:table-cell office:value-type="date" office:date-value="2004-01-06" calcext:value-type="date">
            <text:p>06/01/2004</text:p>
          </table:table-cell>
          <table:table-cell office:value-type="string" calcext:value-type="string">
            <text:p>https://i.gr-assets.com/images/S/compressed.photo.goodreads.com/books/1546103428l/5297.jpg</text:p>
          </table:table-cell>
          <table:table-cell office:value-type="float" office:value="13.22" calcext:value-type="float">
            <text:p>13.22</text:p>
          </table:table-cell>
          <table:table-cell office:value-type="float" office:value="24" calcext:value-type="float">
            <text:p>24</text:p>
          </table:table-cell>
        </table:table-row>
        <table:table-row table:style-name="ro1">
          <table:table-cell office:value-type="string" calcext:value-type="string">
            <text:p>24213.Alice_s_Adventures_in_Wonderland_Through_the_Looking_Glass</text:p>
          </table:table-cell>
          <table:table-cell office:value-type="string" calcext:value-type="string">
            <text:p>Alice's Adventures in Wonderland &amp; Through the Looking-Glass</text:p>
          </table:table-cell>
          <table:table-cell office:value-type="string" calcext:value-type="string">
            <text:p>Alice's Adventures in Wonderland #1-2</text:p>
          </table:table-cell>
          <table:table-cell office:value-type="string" calcext:value-type="string">
            <text:p>Lewis Carroll, John Tenniel (Illustrator), Martin Gardner (Introduction)</text:p>
          </table:table-cell>
          <table:table-cell office:value-type="float" office:value="4.06" calcext:value-type="float">
            <text:p>4.06</text:p>
          </table:table-cell>
          <table:table-cell office:value-type="string" calcext:value-type="string">
            <text:p>"I can't explain myself, I'm afraid, sir," said Alice, "Because I'm not myself, you see."When Alice sees a white rabbit take a watch out of its waistcoat pocket she decides to follow it, and a sequence of most unusual events is set in motion. This mini book contains the entire topsy-turvy stories of Alice's Adventures in Wonderland and Through the Looking-Glass, accompanied by practical notes and Martina Pelouso's memorable full-colour illustrations.</text:p>
          </table:table-cell>
          <table:table-cell office:value-type="float" office:value="9780451527745" calcext:value-type="float">
            <text:p>9780451527745</text:p>
          </table:table-cell>
          <table:table-cell office:value-type="string" calcext:value-type="string">
            <text:p>['Classics', 'Fantasy', 'Fiction', 'Childrens', 'Young Adult', 'Literature', 'Adventure', 'Novels', '19th Century', 'British Literature']</text:p>
          </table:table-cell>
          <table:table-cell office:value-type="float" office:value="239" calcext:value-type="float">
            <text:p>239</text:p>
          </table:table-cell>
          <table:table-cell office:value-type="string" calcext:value-type="string">
            <text:p>Penguin Group (USA)</text:p>
          </table:table-cell>
          <table:table-cell office:value-type="date" office:date-value="2000-01-12" calcext:value-type="date">
            <text:p>12/01/2000</text:p>
          </table:table-cell>
          <table:table-cell office:value-type="string" calcext:value-type="string">
            <text:p>https://i.gr-assets.com/images/S/compressed.photo.goodreads.com/books/1327872220l/24213.jpg</text:p>
          </table:table-cell>
          <table:table-cell office:value-type="float" office:value="3.07" calcext:value-type="float">
            <text:p>3.07</text:p>
          </table:table-cell>
          <table:table-cell office:value-type="float" office:value="55" calcext:value-type="float">
            <text:p>55</text:p>
          </table:table-cell>
        </table:table-row>
        <table:table-row table:style-name="ro1">
          <table:table-cell office:value-type="string" calcext:value-type="string">
            <text:p>10210.Jane_Eyre</text:p>
          </table:table-cell>
          <table:table-cell office:value-type="string" calcext:value-type="string">
            <text:p>Jane Eyre</text:p>
          </table:table-cell>
          <table:table-cell/>
          <table:table-cell office:value-type="string" calcext:value-type="string">
            <text:p>Charlotte Brontë, Michael Mason (Editor), Barnett Freedman (Illustrator)</text:p>
          </table:table-cell>
          <table:table-cell office:value-type="float" office:value="4.13" calcext:value-type="float">
            <text:p>4.13</text:p>
          </table:table-cell>
          <table:table-cell office:value-type="string" calcext:value-type="string">
            <text:p>Orphaned as a child, Jane has felt an outcast her whole young life. Her courage is tested once again when she arrives at Thornfield Hall, where she has been hired by the brooding, proud Edward Rochester to care for his ward Adèle. Jane finds herself drawn to his troubled yet kind spirit. She falls in love. Hard. But there is a terrifying secret inside the gloomy, forbidding Thornfield Hall. Is Rochester hiding from Jane? Will Jane be left heartbroken and exiled once again?</text:p>
          </table:table-cell>
          <table:table-cell office:value-type="float" office:value="9780142437209" calcext:value-type="float">
            <text:p>9780142437209</text:p>
          </table:table-cell>
          <table:table-cell office:value-type="string" calcext:value-type="string">
            <text:p>['Classics', 'Fiction', 'Romance', 'Historical Fiction', 'Literature', 'Gothic', 'Historical', '19th Century', 'School', 'Classic Literature']</text:p>
          </table:table-cell>
          <table:table-cell office:value-type="float" office:value="532" calcext:value-type="float">
            <text:p>532</text:p>
          </table:table-cell>
          <table:table-cell office:value-type="string" calcext:value-type="string">
            <text:p>Penguin</text:p>
          </table:table-cell>
          <table:table-cell office:value-type="date" office:date-value="2003-04-02" calcext:value-type="date">
            <text:p>02/04/2003</text:p>
          </table:table-cell>
          <table:table-cell office:value-type="string" calcext:value-type="string">
            <text:p>https://i.gr-assets.com/images/S/compressed.photo.goodreads.com/books/1557343311l/10210._SY475_.jpg</text:p>
          </table:table-cell>
          <table:table-cell office:value-type="float" office:value="5.46" calcext:value-type="float">
            <text:p>5.46</text:p>
          </table:table-cell>
          <table:table-cell office:value-type="float" office:value="11" calcext:value-type="float">
            <text:p>11</text:p>
          </table:table-cell>
        </table:table-row>
        <table:table-row table:style-name="ro1">
          <table:table-cell office:value-type="string" calcext:value-type="string">
            <text:p>24280.Les_Mis_rables</text:p>
          </table:table-cell>
          <table:table-cell office:value-type="string" calcext:value-type="string">
            <text:p>Les Misérables</text:p>
          </table:table-cell>
          <table:table-cell/>
          <table:table-cell office:value-type="string" calcext:value-type="string">
            <text:p>Victor Hugo, Lee Fahnestock (Translator), Norman MacAfee (Translator)</text:p>
          </table:table-cell>
          <table:table-cell office:value-type="float" office:value="4.18" calcext:value-type="float">
            <text:p>4.18</text:p>
          </table:table-cell>
          <table:table-cell office:value-type="string" calcext:value-type="string">
            <text:p>Introducing one of the most famous characters in literature, Jean Valjean—the noble peasant imprisoned for stealing a loaf of bread—Les Misérables ranks among the greatest novels of all time. In it, Victor Hugo takes readers deep into the Parisian underworld, immerses them in a battle between good and evil, and carries them to the barricades during the uprising of 1832 with a breathtaking realism that is unsurpassed in modern prose. Within his dramatic story are themes that capture the intellect and the emotions: crime and punishment, the relentless persecution of Valjean by Inspector Javert, the desperation of the prostitute Fantine, the amorality of the rogue Thénardier, and the universal desire to escape the prisons of our own minds. Les Misérables gave Victor Hugo a canvas upon which he portrayed his criticism of the French political and judicial systems, but the portrait that resulted is larger than life, epic in scope—an extravagant spectacle that dazzles the senses even as it touches the heart.</text:p>
          </table:table-cell>
          <table:table-cell office:value-type="float" office:value="9999999999999" calcext:value-type="float">
            <text:p>9999999999999</text:p>
          </table:table-cell>
          <table:table-cell office:value-type="string" calcext:value-type="string">
            <text:p>['Classics', 'Fiction', 'Historical Fiction', 'Literature', 'France', 'Historical', 'Novels', 'French Literature', 'Romance', 'Classic Literature']</text:p>
          </table:table-cell>
          <table:table-cell office:value-type="float" office:value="1463" calcext:value-type="float">
            <text:p>1463</text:p>
          </table:table-cell>
          <table:table-cell office:value-type="string" calcext:value-type="string">
            <text:p>Signet Classics</text:p>
          </table:table-cell>
          <table:table-cell office:value-type="date" office:date-value="1987-03-03" calcext:value-type="date">
            <text:p>03/03/1987</text:p>
          </table:table-cell>
          <table:table-cell office:value-type="string" calcext:value-type="string">
            <text:p>https://i.gr-assets.com/images/S/compressed.photo.goodreads.com/books/1411852091l/24280.jpg</text:p>
          </table:table-cell>
          <table:table-cell office:value-type="float" office:value="6.79" calcext:value-type="float">
            <text:p>6.79</text:p>
          </table:table-cell>
          <table:table-cell office:value-type="float" office:value="24" calcext:value-type="float">
            <text:p>24</text:p>
          </table:table-cell>
        </table:table-row>
        <table:table-row table:style-name="ro1">
          <table:table-cell office:value-type="string" calcext:value-type="string">
            <text:p>13079982-fahrenheit-451</text:p>
          </table:table-cell>
          <table:table-cell office:value-type="string" calcext:value-type="string">
            <text:p>Fahrenheit 451</text:p>
          </table:table-cell>
          <table:table-cell/>
          <table:table-cell office:value-type="string" calcext:value-type="string">
            <text:p>Ray Bradbury</text:p>
          </table:table-cell>
          <table:table-cell office:value-type="float" office:value="3.99" calcext:value-type="float">
            <text:p>3.99</text:p>
          </table:table-cell>
          <table:table-cell office:value-type="string" calcext:value-type="string">
            <text:p>Guy Montag is a fireman. In his world, where television rules and literature is on the brink of extinction, firemen start fires rather than put them out. His job is to destroy the most illegal of commodities, the printed book, along with the houses in which they are hidden.Montag never questions the destruction and ruin his actions produce, returning each day to his bland life and wife, Mildred, who spends all day with her television 'family'. But then he meets an eccentric young neighbor, Clarisse, who introduces him to a past where people did not live in fear and to a present where one sees the world through the ideas in books instead of the mindless chatter of television.When Mildred attempts suicide and Clarisse suddenly disappears, Montag begins to question everything he has ever known.</text:p>
          </table:table-cell>
          <table:table-cell office:value-type="float" office:value="9780142437245" calcext:value-type="float">
            <text:p>9780142437245</text:p>
          </table:table-cell>
          <table:table-cell office:value-type="string" calcext:value-type="string">
            <text:p>['Classics', 'Fiction', 'Science Fiction', 'Dystopia', 'School', 'Literature', 'Novels', 'Fantasy', 'Adult', 'Science Fiction Fantasy']</text:p>
          </table:table-cell>
          <table:table-cell office:value-type="float" office:value="194" calcext:value-type="float">
            <text:p>194</text:p>
          </table:table-cell>
          <table:table-cell office:value-type="string" calcext:value-type="string">
            <text:p>Simon &amp; Schuster</text:p>
          </table:table-cell>
          <table:table-cell office:value-type="string" calcext:value-type="string">
            <text:p>11/29/11</text:p>
          </table:table-cell>
          <table:table-cell office:value-type="string" calcext:value-type="string">
            <text:p>https://i.gr-assets.com/images/S/compressed.photo.goodreads.com/books/1383718290l/13079982.jpg</text:p>
          </table:table-cell>
          <table:table-cell office:value-type="float" office:value="13.22" calcext:value-type="float">
            <text:p>13.22</text:p>
          </table:table-cell>
          <table:table-cell office:value-type="float" office:value="9" calcext:value-type="float">
            <text:p>9</text:p>
          </table:table-cell>
        </table:table-row>
        <table:table-row table:style-name="ro1">
          <table:table-cell office:value-type="string" calcext:value-type="string">
            <text:p>13335037-divergent</text:p>
          </table:table-cell>
          <table:table-cell office:value-type="string" calcext:value-type="string">
            <text:p>Divergent</text:p>
          </table:table-cell>
          <table:table-cell office:value-type="string" calcext:value-type="string">
            <text:p>Divergent #1</text:p>
          </table:table-cell>
          <table:table-cell office:value-type="string" calcext:value-type="string">
            <text:p>Veronica Roth (Goodreads Author)</text:p>
          </table:table-cell>
          <table:table-cell office:value-type="float" office:value="4.19" calcext:value-type="float">
            <text:p>4.19</text:p>
          </table:table-cell>
          <table:table-cell office:value-type="string" calcext:value-type="string">
            <text:p>In Beatrice Prior's dystopian Chicago world, society is divided into five factions, each dedicated to the cultivation of a particular virtue—Candor (the honest), Abnegation (the selfless), Dauntless (the brave), Amity (the peaceful), and Erudite (the intelligent). On an appointed day of every year, all sixteen-year-olds must select the faction to which they will devote the rest of their lives. For Beatrice, the decision is between staying with her family and being who she really is—she can't have both. So she makes a choice that surprises everyone, including herself.During the highly competitive initiation that follows, Beatrice renames herself Tris and struggles alongside her fellow initiates to live out the choice they have made. Together they must undergo extreme physical tests of endurance and intense psychological simulations, some with devastating consequences. As initiation transforms them all, Tris must determine who her friends really are—and where, exactly, a romance with a sometimes fascinating, sometimes exasperating boy fits into the life she's chosen. But Tris also has a secret, one she's kept hidden from everyone because she's been warned it can mean death. And as she discovers unrest and growing conflict that threaten to unravel her seemingly perfect society, she also learns that her secret might help her save those she loves . . . or it might destroy her.</text:p>
          </table:table-cell>
          <table:table-cell office:value-type="float" office:value="9780062024039" calcext:value-type="float">
            <text:p>9780062024039</text:p>
          </table:table-cell>
          <table:table-cell office:value-type="string" calcext:value-type="string">
            <text:p>['Young Adult', 'Dystopia', 'Fiction', 'Fantasy', 'Science Fiction', 'Romance', 'Adventure', 'Teen', 'Post Apocalyptic', 'Action']</text:p>
          </table:table-cell>
          <table:table-cell office:value-type="float" office:value="487" calcext:value-type="float">
            <text:p>487</text:p>
          </table:table-cell>
          <table:table-cell office:value-type="string" calcext:value-type="string">
            <text:p>Katherine Tegen Books</text:p>
          </table:table-cell>
          <table:table-cell office:value-type="string" calcext:value-type="string">
            <text:p>02/28/12</text:p>
          </table:table-cell>
          <table:table-cell office:value-type="string" calcext:value-type="string">
            <text:p>https://i.gr-assets.com/images/S/compressed.photo.goodreads.com/books/1588455221l/13335037._SY475_.jpg</text:p>
          </table:table-cell>
          <table:table-cell office:value-type="float" office:value="0.88" calcext:value-type="float">
            <text:p>0.88</text:p>
          </table:table-cell>
          <table:table-cell office:value-type="float" office:value="58" calcext:value-type="float">
            <text:p>58</text:p>
          </table:table-cell>
        </table:table-row>
        <table:table-row table:style-name="ro1">
          <table:table-cell office:value-type="string" calcext:value-type="string">
            <text:p>7624.Lord_of_the_Flies</text:p>
          </table:table-cell>
          <table:table-cell office:value-type="string" calcext:value-type="string">
            <text:p>Lord of the Flies</text:p>
          </table:table-cell>
          <table:table-cell/>
          <table:table-cell office:value-type="string" calcext:value-type="string">
            <text:p>William Golding</text:p>
          </table:table-cell>
          <table:table-cell office:value-type="float" office:value="3.69" calcext:value-type="float">
            <text:p>3.69</text:p>
          </table:table-cell>
          <table:table-cell office:value-type="string" calcext:value-type="string">
            <text:p>At the dawn of the next world war, a plane crashes on an uncharted island, stranding a group of schoolboys. At first, with no adult supervision, their freedom is something to celebrate; this far from civilization the boys can do anything they want. Anything. They attempt to forge their own society, failing, however, in the face of terror, sin and evil. And as order collapses, as strange howls echo in the night, as terror begins its reign, the hope of adventure seems as far from reality as the hope of being rescued. Labeled a parable, an allegory, a myth, a morality tale, a parody, a political treatise, even a vision of the apocalypse, Lord of the Flies is perhaps our most memorable novel about “the end of innocence, the darkness of man’s heart.”</text:p>
          </table:table-cell>
          <table:table-cell office:value-type="float" office:value="9780140283334" calcext:value-type="float">
            <text:p>9780140283334</text:p>
          </table:table-cell>
          <table:table-cell office:value-type="string" calcext:value-type="string">
            <text:p>['Classics', 'Fiction', 'Young Adult', 'School', 'Literature', 'Dystopia', 'Read For School', 'Novels', 'High School', 'Adventure']</text:p>
          </table:table-cell>
          <table:table-cell office:value-type="float" office:value="182" calcext:value-type="float">
            <text:p>182</text:p>
          </table:table-cell>
          <table:table-cell office:value-type="string" calcext:value-type="string">
            <text:p>Penguin Books</text:p>
          </table:table-cell>
          <table:table-cell office:value-type="date" office:date-value="1999-01-10" calcext:value-type="date">
            <text:p>10/01/1999</text:p>
          </table:table-cell>
          <table:table-cell office:value-type="string" calcext:value-type="string">
            <text:p>https://i.gr-assets.com/images/S/compressed.photo.goodreads.com/books/1327869409l/7624.jpg</text:p>
          </table:table-cell>
          <table:table-cell office:value-type="float" office:value="1.89" calcext:value-type="float">
            <text:p>1.89</text:p>
          </table:table-cell>
          <table:table-cell office:value-type="float" office:value="42" calcext:value-type="float">
            <text:p>42</text:p>
          </table:table-cell>
        </table:table-row>
        <table:table-row table:style-name="ro1">
          <table:table-cell office:value-type="string" calcext:value-type="string">
            <text:p>18135.Romeo_and_Juliet</text:p>
          </table:table-cell>
          <table:table-cell office:value-type="string" calcext:value-type="string">
            <text:p>Romeo and Juliet</text:p>
          </table:table-cell>
          <table:table-cell/>
          <table:table-cell office:value-type="string" calcext:value-type="string">
            <text:p>William Shakespeare, Paul Werstine (Editor), Barbara A. Mowat (Editor), Paavo Emil Cajander (Translator)</text:p>
          </table:table-cell>
          <table:table-cell office:value-type="float" office:value="3.75" calcext:value-type="float">
            <text:p>3.75</text:p>
          </table:table-cell>
          <table:table-cell office:value-type="string" calcext:value-type="string">
            <text:p>In Romeo and Juliet, Shakespeare creates a violent world, in which two young people fall in love. It is not simply that their families disapprove; the Montagues and the Capulets are engaged in a blood feud.In this death-filled setting, the movement from love at first sight to the lovers’ final union in death seems almost inevitable. And yet, this play set in an extraordinary world has become the quintessential story of young love. In part because of its exquisite language, it is easy to respond as if it were about all young lovers.</text:p>
          </table:table-cell>
          <table:table-cell office:value-type="float" office:value="9780743477116" calcext:value-type="float">
            <text:p>9780743477116</text:p>
          </table:table-cell>
          <table:table-cell office:value-type="string" calcext:value-type="string">
            <text:p>['Classics', 'Plays', 'Fiction', 'Romance', 'School', 'Drama', 'Read For School', 'Literature', 'High School', 'Poetry']</text:p>
          </table:table-cell>
          <table:table-cell office:value-type="float" office:value="301" calcext:value-type="float">
            <text:p>301</text:p>
          </table:table-cell>
          <table:table-cell office:value-type="string" calcext:value-type="string">
            <text:p>Simon Schuster</text:p>
          </table:table-cell>
          <table:table-cell office:value-type="date" office:date-value="2004-01-01" calcext:value-type="date">
            <text:p>01/01/2004</text:p>
          </table:table-cell>
          <table:table-cell office:value-type="string" calcext:value-type="string">
            <text:p>https://i.gr-assets.com/images/S/compressed.photo.goodreads.com/books/1572098085l/18135._SY475_.jpg</text:p>
          </table:table-cell>
          <table:table-cell office:value-type="float" office:value="6.79" calcext:value-type="float">
            <text:p>6.79</text:p>
          </table:table-cell>
          <table:table-cell office:value-type="float" office:value="12" calcext:value-type="float">
            <text:p>12</text:p>
          </table:table-cell>
        </table:table-row>
        <table:table-row table:style-name="ro1">
          <table:table-cell office:value-type="string" calcext:value-type="string">
            <text:p>18144590-the-alchemist</text:p>
          </table:table-cell>
          <table:table-cell office:value-type="string" calcext:value-type="string">
            <text:p>The Alchemist</text:p>
          </table:table-cell>
          <table:table-cell/>
          <table:table-cell office:value-type="string" calcext:value-type="string">
            <text:p>Paulo Coelho (Goodreads Author), Alan R. Clarke (Translator), James Noel Smith (Illustrator)</text:p>
          </table:table-cell>
          <table:table-cell office:value-type="float" office:value="3.88" calcext:value-type="float">
            <text:p>3.88</text:p>
          </table:table-cell>
          <table:table-cell office:value-type="string" calcext:value-type="string">
            <text:p>Paulo Coelho's enchanting novel has inspired a devoted following around the world. This story, dazzling in its powerful simplicity and soul-stirring wisdom, is about an Andalusian shepherd boy named Santiago who travels from his homeland in Spain to the Egyptian desert in search of a treasure buried near the Pyramids. Along the way he meets a Gypsy woman, a man who calls himself king, and an alchemist, all of whom point Santiago in the direction of his quest. No one knows what the treasure is, or if Santiago will be able to surmount the obstacles in his path. But what starts out as a journey to find worldly goods turns into a discovery of the treasure found within. Lush, evocative, and deeply humane, the story of Santiago is an eternal testament to the transforming power of our dreams and the importance of listening to our hearts.Illustration: Jim Tierney</text:p>
          </table:table-cell>
          <table:table-cell office:value-type="float" office:value="9780062315007" calcext:value-type="float">
            <text:p>9780062315007</text:p>
          </table:table-cell>
          <table:table-cell office:value-type="string" calcext:value-type="string">
            <text:p>['Fiction', 'Classics', 'Fantasy', 'Philosophy', 'Novels', 'Spirituality', 'Literature', 'Self Help', 'Inspirational', 'Adventure']</text:p>
          </table:table-cell>
          <table:table-cell office:value-type="float" office:value="182" calcext:value-type="float">
            <text:p>182</text:p>
          </table:table-cell>
          <table:table-cell office:value-type="string" calcext:value-type="string">
            <text:p>HarperOne</text:p>
          </table:table-cell>
          <table:table-cell office:value-type="string" calcext:value-type="string">
            <text:p>04/15/14</text:p>
          </table:table-cell>
          <table:table-cell office:value-type="string" calcext:value-type="string">
            <text:p>https://i.gr-assets.com/images/S/compressed.photo.goodreads.com/books/1466865542l/18144590._SY475_.jpg</text:p>
          </table:table-cell>
          <table:table-cell office:value-type="float" office:value="13.22" calcext:value-type="float">
            <text:p>13.22</text:p>
          </table:table-cell>
          <table:table-cell office:value-type="float" office:value="14" calcext:value-type="float">
            <text:p>14</text:p>
          </table:table-cell>
        </table:table-row>
        <table:table-row table:style-name="ro1">
          <table:table-cell office:value-type="string" calcext:value-type="string">
            <text:p>7144.Crime_and_Punishment</text:p>
          </table:table-cell>
          <table:table-cell office:value-type="string" calcext:value-type="string">
            <text:p>Crime and Punishment</text:p>
          </table:table-cell>
          <table:table-cell/>
          <table:table-cell office:value-type="string" calcext:value-type="string">
            <text:p>Fyodor Dostoyevsky, David McDuff (Translator)</text:p>
          </table:table-cell>
          <table:table-cell office:value-type="float" office:value="4.22" calcext:value-type="float">
            <text:p>4.22</text:p>
          </table:table-cell>
          <table:table-cell office:value-type="string" calcext:value-type="string">
            <text:p>Raskolnikov, a destitute and desperate former student, wanders through the slums of St Petersburg and commits a random murder without remorse or regret. He imagines himself to be a great man, a Napoleon: acting for a higher purpose beyond conventional moral law. But as he embarks on a dangerous game of cat and mouse with a suspicious police investigator, Raskolnikov is pursued by the growing voice of his conscience and finds the noose of his own guilt tightening around his neck. Only Sonya, a downtrodden prostitute, can offer the chance of redemption.</text:p>
          </table:table-cell>
          <table:table-cell office:value-type="float" office:value="9780143058144" calcext:value-type="float">
            <text:p>9780143058144</text:p>
          </table:table-cell>
          <table:table-cell office:value-type="string" calcext:value-type="string">
            <text:p>['Classics', 'Fiction', 'Russia', 'Literature', 'Russian Literature', 'Novels', 'Philosophy', 'Crime', '19th Century', 'School']</text:p>
          </table:table-cell>
          <table:table-cell office:value-type="float" office:value="671" calcext:value-type="float">
            <text:p>671</text:p>
          </table:table-cell>
          <table:table-cell office:value-type="string" calcext:value-type="string">
            <text:p>Penguin</text:p>
          </table:table-cell>
          <table:table-cell office:value-type="string" calcext:value-type="string">
            <text:p>12/31/02</text:p>
          </table:table-cell>
          <table:table-cell office:value-type="string" calcext:value-type="string">
            <text:p>https://i.gr-assets.com/images/S/compressed.photo.goodreads.com/books/1382846449l/7144.jpg</text:p>
          </table:table-cell>
          <table:table-cell office:value-type="float" office:value="18.85" calcext:value-type="float">
            <text:p>18.85</text:p>
          </table:table-cell>
          <table:table-cell office:value-type="float" office:value="24" calcext:value-type="float">
            <text:p>24</text:p>
          </table:table-cell>
        </table:table-row>
        <table:table-row table:style-name="ro1">
          <table:table-cell office:value-type="string" calcext:value-type="string">
            <text:p>22628.The_Perks_of_Being_a_Wallflower</text:p>
          </table:table-cell>
          <table:table-cell office:value-type="string" calcext:value-type="string">
            <text:p>The Perks of Being a Wallflower</text:p>
          </table:table-cell>
          <table:table-cell/>
          <table:table-cell office:value-type="string" calcext:value-type="string">
            <text:p>Stephen Chbosky</text:p>
          </table:table-cell>
          <table:table-cell office:value-type="float" office:value="4.2" calcext:value-type="float">
            <text:p>4.2</text:p>
          </table:table-cell>
          <table:table-cell office:value-type="string" calcext:value-type="string">
            <text:p>standing on the fringes of life...offers a unique perspective. But there comes a time to seewhat it looks like from the dance floor.This haunting novel about the dilemma of passivity vs. passion marks the stunning debut of a provocative new voice in contemporary fiction: The Perks of Being A WALLFLOWERThis is the story of what it's like to grow up in high school. More intimate than a diary, Charlie's letters are singular and unique, hilarious and devastating. We may not know where he lives. We may not know to whom he is writing. All we know is the world he shares. Caught between trying to live his life and trying to run from it puts him on a strange course through uncharted territory. The world of first dates and mixed tapes, family dramas and new friends. The world of sex, drugs, and The Rocky Horror Picture Show, when all one requires is that the perfect song on that perfect drive to feel infinite.Through Charlie, Stephen Chbosky has created a deeply affecting coming-of-age story, a powerful novel that will spirit you back to those wild and poignant roller coaster days known as growing up.(back cover)</text:p>
          </table:table-cell>
          <table:table-cell office:value-type="float" office:value="9999999999999" calcext:value-type="float">
            <text:p>9999999999999</text:p>
          </table:table-cell>
          <table:table-cell office:value-type="string" calcext:value-type="string">
            <text:p>['Young Adult', 'Fiction', 'Contemporary', 'Coming Of Age', 'Romance', 'Realistic Fiction', 'LGBT', 'Classics', 'Mental Health', 'Teen']</text:p>
          </table:table-cell>
          <table:table-cell office:value-type="float" office:value="213" calcext:value-type="float">
            <text:p>213</text:p>
          </table:table-cell>
          <table:table-cell office:value-type="string" calcext:value-type="string">
            <text:p>MTV Books/Pocket Books</text:p>
          </table:table-cell>
          <table:table-cell office:value-type="string" calcext:value-type="string">
            <text:p>02/28/99</text:p>
          </table:table-cell>
          <table:table-cell office:value-type="string" calcext:value-type="string">
            <text:p>https://i.gr-assets.com/images/S/compressed.photo.goodreads.com/books/1520093244l/22628.jpg</text:p>
          </table:table-cell>
          <table:table-cell office:value-type="float" office:value="6.79" calcext:value-type="float">
            <text:p>6.79</text:p>
          </table:table-cell>
          <table:table-cell office:value-type="float" office:value="36" calcext:value-type="float">
            <text:p>36</text:p>
          </table:table-cell>
        </table:table-row>
        <table:table-row table:style-name="ro1">
          <table:table-cell office:value-type="string" calcext:value-type="string">
            <text:p>4671.The_Great_Gatsby</text:p>
          </table:table-cell>
          <table:table-cell office:value-type="string" calcext:value-type="string">
            <text:p>The Great Gatsby</text:p>
          </table:table-cell>
          <table:table-cell/>
          <table:table-cell office:value-type="string" calcext:value-type="string">
            <text:p>F. Scott Fitzgerald, Francis Scott Fitzgerald</text:p>
          </table:table-cell>
          <table:table-cell office:value-type="float" office:value="3.92" calcext:value-type="float">
            <text:p>3.92</text:p>
          </table:table-cell>
          <table:table-cell office:value-type="string" calcext:value-type="string">
            <text:p>Alternate Cover Edition ISBN: 0743273567 (ISBN13: 9780743273565)The Great Gatsby, F. Scott Fitzgerald's third book, stands as the supreme achievement of his career. This exemplary novel of the Jazz Age has been acclaimed by generations of readers. The story is of the fabulously wealthy Jay Gatsby and his new love for the beautiful Daisy Buchanan, of lavish parties on Long Island at a time when The New York Times noted "gin was the national drink and sex the national obsession," it is an exquisitely crafted tale of America in the 1920s.The Great Gatsby is one of the great classics of twentieth-century literature.(back cover)</text:p>
          </table:table-cell>
          <table:table-cell office:value-type="float" office:value="9999999999999" calcext:value-type="float">
            <text:p>9999999999999</text:p>
          </table:table-cell>
          <table:table-cell office:value-type="string" calcext:value-type="string">
            <text:p>['Classics', 'Fiction', 'School', 'Literature', 'Historical Fiction', 'Romance', 'Novels', 'Read For School', 'High School', 'American']</text:p>
          </table:table-cell>
          <table:table-cell office:value-type="float" office:value="200" calcext:value-type="float">
            <text:p>200</text:p>
          </table:table-cell>
          <table:table-cell office:value-type="string" calcext:value-type="string">
            <text:p>Scribner</text:p>
          </table:table-cell>
          <table:table-cell office:value-type="string" calcext:value-type="string">
            <text:p>09/28/04</text:p>
          </table:table-cell>
          <table:table-cell office:value-type="string" calcext:value-type="string">
            <text:p>https://i.gr-assets.com/images/S/compressed.photo.goodreads.com/books/1490528560l/4671._SY475_.jpg</text:p>
          </table:table-cell>
          <table:table-cell office:value-type="float" office:value="6.99" calcext:value-type="float">
            <text:p>6.99</text:p>
          </table:table-cell>
          <table:table-cell office:value-type="float" office:value="59" calcext:value-type="float">
            <text:p>59</text:p>
          </table:table-cell>
        </table:table-row>
        <table:table-row table:style-name="ro1">
          <table:table-cell office:value-type="string" calcext:value-type="string">
            <text:p>256683.City_of_Bones</text:p>
          </table:table-cell>
          <table:table-cell office:value-type="string" calcext:value-type="string">
            <text:p>City of Bones</text:p>
          </table:table-cell>
          <table:table-cell office:value-type="string" calcext:value-type="string">
            <text:p>The Mortal Instruments #1</text:p>
          </table:table-cell>
          <table:table-cell office:value-type="string" calcext:value-type="string">
            <text:p>Cassandra Clare (Goodreads Author)</text:p>
          </table:table-cell>
          <table:table-cell office:value-type="float" office:value="4.1" calcext:value-type="float">
            <text:p>4.1</text:p>
          </table:table-cell>
          <table:table-cell office:value-type="string" calcext:value-type="string">
            <text:p>When fifteen-year-old Clary Fray heads out to the Pandemonium Club in New York City, she hardly expects to witness a murder― much less a murder committed by three teenagers covered with strange tattoos and brandishing bizarre weapons. Then the body disappears into thin air. It's hard to call the police when the murderers are invisible to everyone else and when there is nothing―not even a smear of blood―to show that a boy has died. Or was he a boy?This is Clary's first meeting with the Shadowhunters, warriors dedicated to ridding the earth of demons. It's also her first encounter with Jace, a Shadowhunter who looks a little like an angel and acts a lot like a jerk. Within twenty-four hours Clary is pulled into Jace's world with a vengeance when her mother disappears and Clary herself is attacked by a demon. But why would demons be interested in ordinary mundanes like Clary and her mother? And how did Clary suddenly get the Sight? The Shadowhunters would like to know...</text:p>
          </table:table-cell>
          <table:table-cell office:value-type="float" office:value="9781416914280" calcext:value-type="float">
            <text:p>9781416914280</text:p>
          </table:table-cell>
          <table:table-cell office:value-type="string" calcext:value-type="string">
            <text:p>['Fantasy', 'Young Adult', 'Paranormal', 'Romance', 'Urban Fantasy', 'Fiction', 'Vampires', 'Supernatural', 'Angels', 'Magic']</text:p>
          </table:table-cell>
          <table:table-cell office:value-type="float" office:value="485" calcext:value-type="float">
            <text:p>485</text:p>
          </table:table-cell>
          <table:table-cell office:value-type="string" calcext:value-type="string">
            <text:p>Margaret K. McElderry Books</text:p>
          </table:table-cell>
          <table:table-cell office:value-type="string" calcext:value-type="string">
            <text:p>03/27/07</text:p>
          </table:table-cell>
          <table:table-cell office:value-type="string" calcext:value-type="string">
            <text:p>https://i.gr-assets.com/images/S/compressed.photo.goodreads.com/books/1432730315l/256683._SY475_.jpg</text:p>
          </table:table-cell>
          <table:table-cell office:value-type="float" office:value="6.29" calcext:value-type="float">
            <text:p>6.29</text:p>
          </table:table-cell>
          <table:table-cell office:value-type="float" office:value="42" calcext:value-type="float">
            <text:p>42</text:p>
          </table:table-cell>
        </table:table-row>
        <table:table-row table:style-name="ro1">
          <table:table-cell office:value-type="string" calcext:value-type="string">
            <text:p>375802.Ender_s_Game</text:p>
          </table:table-cell>
          <table:table-cell office:value-type="string" calcext:value-type="string">
            <text:p>Ender's Game</text:p>
          </table:table-cell>
          <table:table-cell office:value-type="string" calcext:value-type="string">
            <text:p>Ender's Saga #1</text:p>
          </table:table-cell>
          <table:table-cell office:value-type="string" calcext:value-type="string">
            <text:p>Orson Scott Card, Stefan Rudnicki (Narrator), Harlan Ellison (Narrator)</text:p>
          </table:table-cell>
          <table:table-cell office:value-type="float" office:value="4.3" calcext:value-type="float">
            <text:p>4.3</text:p>
          </table:table-cell>
          <table:table-cell office:value-type="string" calcext:value-type="string">
            <text:p>Andrew "Ender" Wiggin thinks he is playing computer simulated war games; he is, in fact, engaged in something far more desperate. The result of genetic experimentation, Ender may be the military genius Earth desperately needs in a war against an alien enemy seeking to destroy all human life. The only way to find out is to throw Ender into ever harsher training, to chip away and find the diamond inside, or destroy him utterly. Ender Wiggin is six years old when it begins. He will grow up fast.But Ender is not the only result of the experiment. The war with the Buggers has been raging for a hundred years, and the quest for the perfect general has been underway almost as long. Ender's two older siblings, Peter and Valentine, are every bit as unusual as he is, but in very different ways. While Peter was too uncontrollably violent, Valentine very nearly lacks the capability for violence altogether. Neither was found suitable for the military's purpose. But they are driven by their jealousy of Ender, and by their inbred drive for power. Peter seeks to control the political process, to become a ruler. Valentine's abilities turn more toward the subtle control of the beliefs of commoner and elite alike, through powerfully convincing essays. Hiding their youth and identities behind the anonymity of the computer networks, these two begin working together to shape the destiny of Earth-an Earth that has no future at all if their brother Ender fails.Source: hatrack.com</text:p>
          </table:table-cell>
          <table:table-cell office:value-type="float" office:value="9780812550702" calcext:value-type="float">
            <text:p>9780812550702</text:p>
          </table:table-cell>
          <table:table-cell office:value-type="string" calcext:value-type="string">
            <text:p>['Science Fiction', 'Fiction', 'Young Adult', 'Fantasy', 'Classics', 'Science Fiction Fantasy', 'Dystopia', 'War', 'Audiobook', 'Adventure']</text:p>
          </table:table-cell>
          <table:table-cell office:value-type="float" office:value="324" calcext:value-type="float">
            <text:p>324</text:p>
          </table:table-cell>
          <table:table-cell office:value-type="string" calcext:value-type="string">
            <text:p>Macmillan Audio</text:p>
          </table:table-cell>
          <table:table-cell office:value-type="string" calcext:value-type="string">
            <text:p>09/30/04</text:p>
          </table:table-cell>
          <table:table-cell office:value-type="string" calcext:value-type="string">
            <text:p>https://i.gr-assets.com/images/S/compressed.photo.goodreads.com/books/1408303130l/375802.jpg</text:p>
          </table:table-cell>
          <table:table-cell office:value-type="float" office:value="4.6" calcext:value-type="float">
            <text:p>4.6</text:p>
          </table:table-cell>
          <table:table-cell office:value-type="float" office:value="12" calcext:value-type="float">
            <text:p>12</text:p>
          </table:table-cell>
        </table:table-row>
        <table:table-row table:style-name="ro1">
          <table:table-cell office:value-type="string" calcext:value-type="string">
            <text:p>4667024-the-help</text:p>
          </table:table-cell>
          <table:table-cell office:value-type="string" calcext:value-type="string">
            <text:p>The Help</text:p>
          </table:table-cell>
          <table:table-cell/>
          <table:table-cell office:value-type="string" calcext:value-type="string">
            <text:p>Kathryn Stockett (Goodreads Author)</text:p>
          </table:table-cell>
          <table:table-cell office:value-type="float" office:value="4.47" calcext:value-type="float">
            <text:p>4.47</text:p>
          </table:table-cell>
          <table:table-cell office:value-type="string" calcext:value-type="string">
            <text:p>Librarian's note: An alternate cover edition can be found hereThree ordinary women are about to take one extraordinary step.Twenty-two-year-old Skeeter has just returned home after graduating from Ole Miss. She may have a degree, but it is 1962, Mississippi, and her mother will not be happy till Skeeter has a ring on her finger. Skeeter would normally find solace with her beloved maid Constantine, the woman who raised her, but Constantine has disappeared and no one will tell Skeeter where she has gone.Aibileen is a black maid, a wise, regal woman raising her seventeenth white child. Something has shifted inside her after the loss of her own son, who died while his bosses looked the other way. She is devoted to the little girl she looks after, though she knows both their hearts may be broken.Minny, Aibileen's best friend, is short, fat, and perhaps the sassiest woman in Mississippi. She can cook like nobody's business, but she can't mind her tongue, so she's lost yet another job. Minny finally finds a position working for someone too new to town to know her reputation. But her new boss has secrets of her own.Seemingly as different from one another as can be, these women will nonetheless come together for a clandestine project that will put them all at risk. And why? Because they are suffocating within the lines that define their town and their times. And sometimes lines are made to be crossed.In pitch-perfect voices, Kathryn Stockett creates three extraordinary women whose determination to start a movement of their own forever changes a town, and the way women, mothers, daughters, caregivers, friends, view one another. A deeply moving novel filled with poignancy, humor, and hope, The Help is a timeless and universal story about the lines we abide by, and the ones we don't. (jacket flap)</text:p>
          </table:table-cell>
          <table:table-cell office:value-type="float" office:value="9999999999999" calcext:value-type="float">
            <text:p>9999999999999</text:p>
          </table:table-cell>
          <table:table-cell office:value-type="string" calcext:value-type="string">
            <text:p>['Fiction', 'Historical Fiction', 'Historical', 'Adult', 'Adult Fiction', 'Contemporary', 'Audiobook', 'Classics', 'Chick Lit', 'Book Club']</text:p>
          </table:table-cell>
          <table:table-cell office:value-type="float" office:value="451" calcext:value-type="float">
            <text:p>451</text:p>
          </table:table-cell>
          <table:table-cell office:value-type="string" calcext:value-type="string">
            <text:p>Amy Einhorn Books/G.P. Putnam's Sons</text:p>
          </table:table-cell>
          <table:table-cell office:value-type="date" office:date-value="2009-10-02" calcext:value-type="date">
            <text:p>02/10/2009</text:p>
          </table:table-cell>
          <table:table-cell office:value-type="string" calcext:value-type="string">
            <text:p>https://i.gr-assets.com/images/S/compressed.photo.goodreads.com/books/1572940430l/4667024._SY475_.jpg</text:p>
          </table:table-cell>
          <table:table-cell office:value-type="float" office:value="13.22" calcext:value-type="float">
            <text:p>13.22</text:p>
          </table:table-cell>
          <table:table-cell office:value-type="float" office:value="14" calcext:value-type="float">
            <text:p>14</text:p>
          </table:table-cell>
        </table:table-row>
        <table:table-row table:style-name="ro1">
          <table:table-cell office:value-type="string" calcext:value-type="string">
            <text:p>8127.Anne_of_Green_Gables</text:p>
          </table:table-cell>
          <table:table-cell office:value-type="string" calcext:value-type="string">
            <text:p>Anne of Green Gables</text:p>
          </table:table-cell>
          <table:table-cell office:value-type="string" calcext:value-type="string">
            <text:p>Anne of Green Gables #1</text:p>
          </table:table-cell>
          <table:table-cell office:value-type="string" calcext:value-type="string">
            <text:p>L.M. Montgomery</text:p>
          </table:table-cell>
          <table:table-cell office:value-type="float" office:value="4.26" calcext:value-type="float">
            <text:p>4.26</text:p>
          </table:table-cell>
          <table:table-cell office:value-type="string" calcext:value-type="string">
            <text:p>As soon as Anne Shirley arrives at the snug white farmhouse called Green Gables, she is sure she wants to stay forever . . . but will the Cuthberts send her back to to the orphanage? Anne knows she's not what they expected—a skinny girl with fiery red hair and a temper to match. If only she can convince them to let her stay, she'll try very hard not to keep rushing headlong into scrapes and blurting out the first thing that comes to her mind. Anne is not like anyone else, the Cuthberts agree; she is special—a girl with an enormous imagination. This orphan girl dreams of the day when she can call herself Anne of Green Gables.</text:p>
          </table:table-cell>
          <table:table-cell office:value-type="float" office:value="9780451528827" calcext:value-type="float">
            <text:p>9780451528827</text:p>
          </table:table-cell>
          <table:table-cell office:value-type="string" calcext:value-type="string">
            <text:p>['Classics', 'Fiction', 'Young Adult', 'Childrens', 'Historical Fiction', 'Middle Grade', 'Historical', 'Audiobook', 'Canada', 'Coming Of Age']</text:p>
          </table:table-cell>
          <table:table-cell office:value-type="float" office:value="320" calcext:value-type="float">
            <text:p>320</text:p>
          </table:table-cell>
          <table:table-cell office:value-type="string" calcext:value-type="string">
            <text:p>Signet Book</text:p>
          </table:table-cell>
          <table:table-cell office:value-type="date" office:date-value="2003-06-05" calcext:value-type="date">
            <text:p>05/06/2003</text:p>
          </table:table-cell>
          <table:table-cell office:value-type="string" calcext:value-type="string">
            <text:p>https://i.gr-assets.com/images/S/compressed.photo.goodreads.com/books/1390789015l/8127.jpg</text:p>
          </table:table-cell>
          <table:table-cell office:value-type="float" office:value="6.07" calcext:value-type="float">
            <text:p>6.07</text:p>
          </table:table-cell>
          <table:table-cell office:value-type="float" office:value="24" calcext:value-type="float">
            <text:p>24</text:p>
          </table:table-cell>
        </table:table-row>
        <table:table-row table:style-name="ro1">
          <table:table-cell office:value-type="string" calcext:value-type="string">
            <text:p>3.Harry_Potter_and_the_Sorcerer_s_Stone</text:p>
          </table:table-cell>
          <table:table-cell office:value-type="string" calcext:value-type="string">
            <text:p>Harry Potter and the Sorcerer's Stone</text:p>
          </table:table-cell>
          <table:table-cell office:value-type="string" calcext:value-type="string">
            <text:p>Harry Potter #1</text:p>
          </table:table-cell>
          <table:table-cell office:value-type="string" calcext:value-type="string">
            <text:p>J.K. Rowling, Mary GrandPré (Illustrator)</text:p>
          </table:table-cell>
          <table:table-cell office:value-type="float" office:value="4.47" calcext:value-type="float">
            <text:p>4.47</text:p>
          </table:table-cell>
          <table:table-cell office:value-type="string" calcext:value-type="string">
            <text:p>Harry Potter's life is miserable. His parents are dead and he's stuck with his heartless relatives, who force him to live in a tiny closet under the stairs. But his fortune changes when he receives a letter that tells him the truth about himself: he's a wizard. A mysterious visitor rescues him from his relatives and takes him to his new home, Hogwarts School of Witchcraft and Wizardry.After a lifetime of bottling up his magical powers, Harry finally feels like a normal kid. But even within the Wizarding community, he is special. He is the boy who lived: the only person to have ever survived a killing curse inflicted by the evil Lord Voldemort, who launched a brutal takeover of the Wizarding world, only to vanish after failing to kill Harry.Though Harry's first year at Hogwarts is the best of his life, not everything is perfect. There is a dangerous secret object hidden within the castle walls, and Harry believes it's his responsibility to prevent it from falling into evil hands. But doing so will bring him into contact with forces more terrifying than he ever could have imagined.Full of sympathetic characters, wildly imaginative situations, and countless exciting details, the first installment in the series assembles an unforgettable magical world and sets the stage for many high-stakes adventures to come.</text:p>
          </table:table-cell>
          <table:table-cell office:value-type="float" office:value="9999999999999" calcext:value-type="float">
            <text:p>9999999999999</text:p>
          </table:table-cell>
          <table:table-cell office:value-type="string" calcext:value-type="string">
            <text:p>['Fantasy', 'Fiction', 'Young Adult', 'Magic', 'Childrens', 'Middle Grade', 'Adventure', 'Classics', 'Audiobook', 'Science Fiction Fantasy']</text:p>
          </table:table-cell>
          <table:table-cell office:value-type="float" office:value="309" calcext:value-type="float">
            <text:p>309</text:p>
          </table:table-cell>
          <table:table-cell office:value-type="string" calcext:value-type="string">
            <text:p>Scholastic Inc</text:p>
          </table:table-cell>
          <table:table-cell office:value-type="date" office:date-value="2003-01-11" calcext:value-type="date">
            <text:p>11/01/2003</text:p>
          </table:table-cell>
          <table:table-cell office:value-type="string" calcext:value-type="string">
            <text:p>https://i.gr-assets.com/images/S/compressed.photo.goodreads.com/books/1474154022l/3._SY475_.jpg</text:p>
          </table:table-cell>
          <table:table-cell office:value-type="float" office:value="6.99" calcext:value-type="float">
            <text:p>6.99</text:p>
          </table:table-cell>
          <table:table-cell office:value-type="float" office:value="36" calcext:value-type="float">
            <text:p>36</text:p>
          </table:table-cell>
        </table:table-row>
        <table:table-row table:style-name="ro1">
          <table:table-cell office:value-type="string" calcext:value-type="string">
            <text:p>157993.The_Little_Prince</text:p>
          </table:table-cell>
          <table:table-cell office:value-type="string" calcext:value-type="string">
            <text:p>The Little Prince</text:p>
          </table:table-cell>
          <table:table-cell/>
          <table:table-cell office:value-type="string" calcext:value-type="string">
            <text:p>Antoine de Saint-Exupéry, Richard Howard (Translator), Ivan Minatti (Translator), Nguyễn Thành Vũ (Illustrator)</text:p>
          </table:table-cell>
          <table:table-cell office:value-type="float" office:value="4.31" calcext:value-type="float">
            <text:p>4.31</text:p>
          </table:table-cell>
          <table:table-cell office:value-type="string" calcext:value-type="string">
            <text:p>A PBS Great American Read Top 100 PickFew stories are as widely read and as universally cherished by children and adults alike as The Little Prince. Richard Howard's translation of the beloved classic beautifully reflects Saint-Exupéry's unique and gifted style. Howard, an acclaimed poet and one of the preeminent translators of our time, has excelled in bringing the English text as close as possible to the French, in language, style, and most important, spirit. The artwork in this edition has been restored to match in detail and in color Saint-Exupéry's original artwork. Combining Richard Howard's translation with restored original art, this definitive English-language edition of The Little Prince will capture the hearts of readers of all ages.</text:p>
          </table:table-cell>
          <table:table-cell office:value-type="float" office:value="9999999999999" calcext:value-type="float">
            <text:p>9999999999999</text:p>
          </table:table-cell>
          <table:table-cell office:value-type="string" calcext:value-type="string">
            <text:p>['Classics', 'Fiction', 'Fantasy', 'Childrens', 'France', 'Young Adult', 'Philosophy', 'Literature', 'French Literature', 'Middle Grade']</text:p>
          </table:table-cell>
          <table:table-cell office:value-type="float" office:value="93" calcext:value-type="float">
            <text:p>93</text:p>
          </table:table-cell>
          <table:table-cell office:value-type="string" calcext:value-type="string">
            <text:p>Harcourt, Inc.</text:p>
          </table:table-cell>
          <table:table-cell office:value-type="string" calcext:value-type="string">
            <text:p>06/29/00</text:p>
          </table:table-cell>
          <table:table-cell office:value-type="string" calcext:value-type="string">
            <text:p>https://i.gr-assets.com/images/S/compressed.photo.goodreads.com/books/1367545443l/157993.jpg</text:p>
          </table:table-cell>
          <table:table-cell office:value-type="float" office:value="6.99" calcext:value-type="float">
            <text:p>6.99</text:p>
          </table:table-cell>
          <table:table-cell office:value-type="float" office:value="59" calcext:value-type="float">
            <text:p>59</text:p>
          </table:table-cell>
        </table:table-row>
        <table:table-row table:style-name="ro1">
          <table:table-cell office:value-type="string" calcext:value-type="string">
            <text:p>24178.Charlotte_s_Web</text:p>
          </table:table-cell>
          <table:table-cell office:value-type="string" calcext:value-type="string">
            <text:p>Charlotte's Web</text:p>
          </table:table-cell>
          <table:table-cell/>
          <table:table-cell office:value-type="string" calcext:value-type="string">
            <text:p>E.B. White, Garth Williams (Illustrator), Rosemary Wells (Illustrations)</text:p>
          </table:table-cell>
          <table:table-cell office:value-type="float" office:value="4.17" calcext:value-type="float">
            <text:p>4.17</text:p>
          </table:table-cell>
          <table:table-cell office:value-type="string" calcext:value-type="string">
            <text:p>This beloved book by E. B. White, author of Stuart Little and The Trumpet of the Swan, is a classic of children's literature that is "just about perfect." This high-quality paperback features vibrant illustrations colorized by Rosemary Wells!Some Pig. Humble. Radiant. These are the words in Charlotte's Web, high up in Zuckerman's barn. Charlotte's spiderweb tells of her feelings for a little pig named Wilbur, who simply wants a friend. They also express the love of a girl named Fern, who saved Wilbur's life when he was born the runt of his litter.E. B. White's Newbery Honor Book is a tender novel of friendship, love, life, and death that will continue to be enjoyed by generations to come. This edition contains newly color illustrations by Garth Williams, the acclaimed illustrator of E. B. White's Stuart Little and Laura Ingalls Wilder's Little House series, among many other books.</text:p>
          </table:table-cell>
          <table:table-cell office:value-type="float" office:value="9780064410939" calcext:value-type="float">
            <text:p>9780064410939</text:p>
          </table:table-cell>
          <table:table-cell office:value-type="string" calcext:value-type="string">
            <text:p>['Classics', 'Childrens', 'Fiction', 'Young Adult', 'Fantasy', 'Animals', 'Middle Grade', 'Juvenile', 'School', 'Chapter Books']</text:p>
          </table:table-cell>
          <table:table-cell office:value-type="float" office:value="184" calcext:value-type="float">
            <text:p>184</text:p>
          </table:table-cell>
          <table:table-cell office:value-type="string" calcext:value-type="string">
            <text:p>HarperCollinsPublishers</text:p>
          </table:table-cell>
          <table:table-cell office:value-type="date" office:date-value="2001-01-10" calcext:value-type="date">
            <text:p>10/01/2001</text:p>
          </table:table-cell>
          <table:table-cell office:value-type="string" calcext:value-type="string">
            <text:p>https://i.gr-assets.com/images/S/compressed.photo.goodreads.com/books/1439632243l/24178._SY475_.jpg</text:p>
          </table:table-cell>
          <table:table-cell office:value-type="float" office:value="6.15" calcext:value-type="float">
            <text:p>6.15</text:p>
          </table:table-cell>
          <table:table-cell office:value-type="float" office:value="1" calcext:value-type="float">
            <text:p>1</text:p>
          </table:table-cell>
        </table:table-row>
        <table:table-row table:style-name="ro1">
          <table:table-cell office:value-type="string" calcext:value-type="string">
            <text:p>890.Of_Mice_and_Men</text:p>
          </table:table-cell>
          <table:table-cell office:value-type="string" calcext:value-type="string">
            <text:p>Of Mice and Men</text:p>
          </table:table-cell>
          <table:table-cell/>
          <table:table-cell office:value-type="string" calcext:value-type="string">
            <text:p>John Steinbeck</text:p>
          </table:table-cell>
          <table:table-cell office:value-type="float" office:value="3.88" calcext:value-type="float">
            <text:p>3.88</text:p>
          </table:table-cell>
          <table:table-cell office:value-type="string" calcext:value-type="string">
            <text:p>The compelling story of two outsiders striving to find their place in an unforgiving world. Drifters in search of work, George and his simple-minded friend Lennie have nothing in the world except each other and a dream -- a dream that one day they will have some land of their own. Eventually they find work on a ranch in California’s Salinas Valley, but their hopes are doomed as Lennie, struggling against extreme cruelty, misunderstanding and feelings of jealousy, becomes a victim of his own strength. Tackling universal themes such as the friendship of a shared vision, and giving voice to America’s lonely and dispossessed, Of Mice and Men has proved one of Steinbeck’s most popular works, achieving success as a novel, a Broadway play and three acclaimed films.</text:p>
          </table:table-cell>
          <table:table-cell office:value-type="float" office:value="9780142000670" calcext:value-type="float">
            <text:p>9780142000670</text:p>
          </table:table-cell>
          <table:table-cell office:value-type="string" calcext:value-type="string">
            <text:p>['Classics', 'Fiction', 'School', 'Historical Fiction', 'Literature', 'Read For School', 'Novels', 'High School', 'American', 'Classic Literature']</text:p>
          </table:table-cell>
          <table:table-cell office:value-type="float" office:value="103" calcext:value-type="float">
            <text:p>103</text:p>
          </table:table-cell>
          <table:table-cell office:value-type="string" calcext:value-type="string">
            <text:p>Penguin Books</text:p>
          </table:table-cell>
          <table:table-cell office:value-type="date" office:date-value="2002-08-01" calcext:value-type="date">
            <text:p>01/08/2002</text:p>
          </table:table-cell>
          <table:table-cell office:value-type="string" calcext:value-type="string">
            <text:p>https://i.gr-assets.com/images/S/compressed.photo.goodreads.com/books/1511302904l/890._SX318_.jpg</text:p>
          </table:table-cell>
          <table:table-cell office:value-type="float" office:value="5.75" calcext:value-type="float">
            <text:p>5.75</text:p>
          </table:table-cell>
          <table:table-cell office:value-type="float" office:value="9" calcext:value-type="float">
            <text:p>9</text:p>
          </table:table-cell>
        </table:table-row>
        <table:table-row table:style-name="ro1">
          <table:table-cell office:value-type="string" calcext:value-type="string">
            <text:p>18619684-the-time-traveler-s-wife</text:p>
          </table:table-cell>
          <table:table-cell office:value-type="string" calcext:value-type="string">
            <text:p>The Time Traveler's Wife</text:p>
          </table:table-cell>
          <table:table-cell/>
          <table:table-cell office:value-type="string" calcext:value-type="string">
            <text:p>Audrey Niffenegger (Goodreads Author)</text:p>
          </table:table-cell>
          <table:table-cell office:value-type="float" office:value="3.97" calcext:value-type="float">
            <text:p>3.97</text:p>
          </table:table-cell>
          <table:table-cell office:value-type="string" calcext:value-type="string">
            <text:p>A funny, often poignant tale of boy meets girl with a twist: what if one of them couldn't stop slipping in and out of time? Highly original and imaginative, this debut novel raises questions about life, love, and the effects of time on relationships.Audrey Niffenegger’s innovative debut, The Time Traveler’s Wife, is the story of Clare, a beautiful art student, and Henry, an adventuresome librarian, who have known each other since Clare was six and Henry was thirty-six, and were married when Clare was twenty-three and Henry thirty-one. Impossible but true, because Henry is one of the first people diagnosed with Chrono-Displacement Disorder: periodically his genetic clock resets and he finds himself misplaced in time, pulled to moments of emotional gravity in his life, past and future. His disappearances are spontaneous, his experiences unpredictable, alternately harrowing and amusing. The Time Traveler’s Wife depicts the effects of time travel on Henry and Clare’s marriage and their passionate love for each other as the story unfolds from both points of view. Clare and Henry attempt to live normal lives, pursuing familiar goals—steady jobs, good friends, children of their own. All of this is threatened by something they can neither prevent nor control, making their story intensely moving and entirely unforgettable.</text:p>
          </table:table-cell>
          <table:table-cell office:value-type="float" office:value="9781939126016" calcext:value-type="float">
            <text:p>9781939126016</text:p>
          </table:table-cell>
          <table:table-cell office:value-type="string" calcext:value-type="string">
            <text:p>['Fiction', 'Romance', 'Fantasy', 'Time Travel', 'Science Fiction', 'Contemporary', 'Adult', 'Chick Lit', 'Adult Fiction', 'Magical Realism']</text:p>
          </table:table-cell>
          <table:table-cell office:value-type="float" office:value="500" calcext:value-type="float">
            <text:p>500</text:p>
          </table:table-cell>
          <table:table-cell office:value-type="string" calcext:value-type="string">
            <text:p>Zola Books</text:p>
          </table:table-cell>
          <table:table-cell office:value-type="string" calcext:value-type="string">
            <text:p>09/23/13</text:p>
          </table:table-cell>
          <table:table-cell office:value-type="string" calcext:value-type="string">
            <text:p>https://i.gr-assets.com/images/S/compressed.photo.goodreads.com/books/1380660571l/18619684.jpg</text:p>
          </table:table-cell>
          <table:table-cell office:value-type="float" office:value="6.99" calcext:value-type="float">
            <text:p>6.99</text:p>
          </table:table-cell>
          <table:table-cell office:value-type="float" office:value="745" calcext:value-type="float">
            <text:p>745</text:p>
          </table:table-cell>
        </table:table-row>
        <table:table-row table:style-name="ro1">
          <table:table-cell office:value-type="string" calcext:value-type="string">
            <text:p>17245.Dracula</text:p>
          </table:table-cell>
          <table:table-cell office:value-type="string" calcext:value-type="string">
            <text:p>Dracula</text:p>
          </table:table-cell>
          <table:table-cell office:value-type="string" calcext:value-type="string">
            <text:p>Dracula #1</text:p>
          </table:table-cell>
          <table:table-cell office:value-type="string" calcext:value-type="string">
            <text:p>Bram Stoker, Nina Auerbach (Editor), David J. Skal (Editor)</text:p>
          </table:table-cell>
          <table:table-cell office:value-type="float" office:value="4" calcext:value-type="float">
            <text:p>4</text:p>
          </table:table-cell>
          <table:table-cell office:value-type="string" calcext:value-type="string">
            <text:p>You can find an alternative cover edition for this ISBN here and here.A rich selection of background and source materials is provided in three areas: Contexts includes probable inspirations for Dracula in the earlier works of James Malcolm Rymer and Emily Gerard. Also included are a discussion of Stoker's working notes for the novel and "Dracula's Guest," the original opening chapter to Dracula. Reviews and Reactions reprints five early reviews of the novel. "Dramatic and Film Variations" focuses on theater and film adaptations of Dracula, two indications of the novel's unwavering appeal. David J. Skal, Gregory A. Waller, and Nina Auerbach offer their varied perspectives. Checklists of both dramatic and film adaptations are included.Criticism collects seven theoretical interpretations of Dracula by Phyllis A. Roth, Carol A. Senf, Franco Moretti, Christopher Craft, Bram Dijkstra, Stephen D. Arata, and Talia Schaffer.A Chronology and a Selected Bibliography are included.</text:p>
          </table:table-cell>
          <table:table-cell office:value-type="float" office:value="9780393970128" calcext:value-type="float">
            <text:p>9780393970128</text:p>
          </table:table-cell>
          <table:table-cell office:value-type="string" calcext:value-type="string">
            <text:p>['Classics', 'Horror', 'Fiction', 'Fantasy', 'Vampires', 'Gothic', 'Paranormal', 'Literature', 'Audiobook', 'Supernatural']</text:p>
          </table:table-cell>
          <table:table-cell office:value-type="float" office:value="488" calcext:value-type="float">
            <text:p>488</text:p>
          </table:table-cell>
          <table:table-cell office:value-type="string" calcext:value-type="string">
            <text:p>Norton</text:p>
          </table:table-cell>
          <table:table-cell office:value-type="date" office:date-value="1986-12-05" calcext:value-type="date">
            <text:p>05/12/1986</text:p>
          </table:table-cell>
          <table:table-cell office:value-type="string" calcext:value-type="string">
            <text:p>https://i.gr-assets.com/images/S/compressed.photo.goodreads.com/books/1387151694l/17245.jpg</text:p>
          </table:table-cell>
          <table:table-cell office:value-type="float" office:value="4.55" calcext:value-type="float">
            <text:p>4.55</text:p>
          </table:table-cell>
          <table:table-cell office:value-type="float" office:value="36" calcext:value-type="float">
            <text:p>36</text:p>
          </table:table-cell>
        </table:table-row>
        <table:table-row table:style-name="ro1">
          <table:table-cell office:value-type="string" calcext:value-type="string">
            <text:p>5129.Brave_New_World</text:p>
          </table:table-cell>
          <table:table-cell office:value-type="string" calcext:value-type="string">
            <text:p>Brave New World</text:p>
          </table:table-cell>
          <table:table-cell/>
          <table:table-cell office:value-type="string" calcext:value-type="string">
            <text:p>Aldous Huxley</text:p>
          </table:table-cell>
          <table:table-cell office:value-type="float" office:value="3.99" calcext:value-type="float">
            <text:p>3.99</text:p>
          </table:table-cell>
          <table:table-cell office:value-type="string" calcext:value-type="string">
            <text:p>Brave New World is a dystopian novel by English author Aldous Huxley, written in 1931 and published in 1932. Largely set in a futuristic World State, inhabited by genetically modified citizens and an intelligence-based social hierarchy, the novel anticipates huge scientific advancements in reproductive technology, sleep-learning, psychological manipulation and classical conditioning that are combined to make a dystopian society which is challenged by only a single individual: the story's protagonist.</text:p>
          </table:table-cell>
          <table:table-cell office:value-type="float" office:value="9780060929879" calcext:value-type="float">
            <text:p>9780060929879</text:p>
          </table:table-cell>
          <table:table-cell office:value-type="string" calcext:value-type="string">
            <text:p>['Classics', 'Fiction', 'Science Fiction', 'Dystopia', 'Literature', 'Novels', 'School', 'Fantasy', 'Philosophy', 'Science Fiction Fantasy']</text:p>
          </table:table-cell>
          <table:table-cell office:value-type="float" office:value="288" calcext:value-type="float">
            <text:p>288</text:p>
          </table:table-cell>
          <table:table-cell office:value-type="string" calcext:value-type="string">
            <text:p>HarperPerennial / Perennial Classics</text:p>
          </table:table-cell>
          <table:table-cell office:value-type="date" office:date-value="1998-01-09" calcext:value-type="date">
            <text:p>09/01/1998</text:p>
          </table:table-cell>
          <table:table-cell office:value-type="string" calcext:value-type="string">
            <text:p>https://i.gr-assets.com/images/S/compressed.photo.goodreads.com/books/1575509280l/5129._SY475_.jpg</text:p>
          </table:table-cell>
          <table:table-cell office:value-type="float" office:value="3.78" calcext:value-type="float">
            <text:p>3.78</text:p>
          </table:table-cell>
          <table:table-cell office:value-type="float" office:value="25" calcext:value-type="float">
            <text:p>25</text:p>
          </table:table-cell>
        </table:table-row>
        <table:table-row table:style-name="ro1">
          <table:table-cell office:value-type="string" calcext:value-type="string">
            <text:p>320.One_Hundred_Years_of_Solitude</text:p>
          </table:table-cell>
          <table:table-cell office:value-type="string" calcext:value-type="string">
            <text:p>One Hundred Years of Solitude</text:p>
          </table:table-cell>
          <table:table-cell/>
          <table:table-cell office:value-type="string" calcext:value-type="string">
            <text:p>Gabriel García Márquez, Gregory Rabassa (Translator)</text:p>
          </table:table-cell>
          <table:table-cell office:value-type="float" office:value="4.08" calcext:value-type="float">
            <text:p>4.08</text:p>
          </table:table-cell>
          <table:table-cell office:value-type="string" calcext:value-type="string">
            <text:p>The brilliant, bestselling, landmark novel that tells the story of the Buendia family, and chronicles the irreconcilable conflict between the desire for solitude and the need for love—in rich, imaginative prose that has come to define an entire genre known as "magical realism."</text:p>
          </table:table-cell>
          <table:table-cell office:value-type="float" office:value="9999999999999" calcext:value-type="float">
            <text:p>9999999999999</text:p>
          </table:table-cell>
          <table:table-cell office:value-type="string" calcext:value-type="string">
            <text:p>['Fiction', 'Classics', 'Magical Realism', 'Literature', 'Novels', 'Fantasy', 'Historical Fiction', 'Spanish Literature', 'Literary Fiction', 'Latin American']</text:p>
          </table:table-cell>
          <table:table-cell office:value-type="float" office:value="417" calcext:value-type="float">
            <text:p>417</text:p>
          </table:table-cell>
          <table:table-cell office:value-type="string" calcext:value-type="string">
            <text:p>Harper</text:p>
          </table:table-cell>
          <table:table-cell office:value-type="string" calcext:value-type="string">
            <text:p>06/24/03</text:p>
          </table:table-cell>
          <table:table-cell office:value-type="string" calcext:value-type="string">
            <text:p>https://i.gr-assets.com/images/S/compressed.photo.goodreads.com/books/1327881361l/320.jpg</text:p>
          </table:table-cell>
          <table:table-cell office:value-type="float" office:value="6.99" calcext:value-type="float">
            <text:p>6.99</text:p>
          </table:table-cell>
          <table:table-cell office:value-type="float" office:value="24" calcext:value-type="float">
            <text:p>24</text:p>
          </table:table-cell>
        </table:table-row>
        <table:table-row table:style-name="ro1">
          <table:table-cell office:value-type="string" calcext:value-type="string">
            <text:p>5107.The_Catcher_in_the_Rye</text:p>
          </table:table-cell>
          <table:table-cell office:value-type="string" calcext:value-type="string">
            <text:p>The Catcher in the Rye</text:p>
          </table:table-cell>
          <table:table-cell/>
          <table:table-cell office:value-type="string" calcext:value-type="string">
            <text:p>J.D. Salinger</text:p>
          </table:table-cell>
          <table:table-cell office:value-type="float" office:value="3.81" calcext:value-type="float">
            <text:p>3.81</text:p>
          </table:table-cell>
          <table:table-cell office:value-type="string" calcext:value-type="string">
            <text:p>The hero-narrator of The Catcher in the Rye is an ancient child of sixteen, a native New Yorker named Holden Caulfield. Through circumstances that tend to preclude adult, secondhand description, he leaves his prep school in Pennsylvania and goes underground in New York City for three days. The boy himself is at once too simple and too complex for us to make any final comment about him or his story. Perhaps the safest thing we can say about Holden is that he was born in the world not just strongly attracted to beauty but, almost, hopelessly impaled on it. There are many voices in this novel: children's voices, adult voices, underground voices-but Holden's voice is the most eloquent of all. Transcending his own vernacular, yet remaining marvelously faithful to it, he issues a perfectly articulated cry of mixed pain and pleasure. However, like most lovers and clowns and poets of the higher orders, he keeps most of the pain to, and for, himself. The pleasure he gives away, or sets aside, with all his heart. It is there for the reader who can handle it to keep. J.D. Salinger's classic novel of teenage angst and rebellion was first published in 1951. The novel was included on Time's 2005 list of the 100 best English-language novels written since 1923. It was named by Modern Library and its readers as one of the 100 best English-language novels of the 20th century. It has been frequently challenged in the court for its liberal use of profanity and portrayal of sexuality and in the 1950's and 60's it was the novel that every teenage boy wants to read.</text:p>
          </table:table-cell>
          <table:table-cell office:value-type="float" office:value="9780316769174" calcext:value-type="float">
            <text:p>9780316769174</text:p>
          </table:table-cell>
          <table:table-cell office:value-type="string" calcext:value-type="string">
            <text:p>['Classics', 'Fiction', 'Young Adult', 'Literature', 'School', 'Novels', 'Coming Of Age', 'American', 'High School', 'Read For School']</text:p>
          </table:table-cell>
          <table:table-cell office:value-type="float" office:value="277" calcext:value-type="float">
            <text:p>277</text:p>
          </table:table-cell>
          <table:table-cell office:value-type="string" calcext:value-type="string">
            <text:p>Back Bay Books</text:p>
          </table:table-cell>
          <table:table-cell office:value-type="string" calcext:value-type="string">
            <text:p>01/30/01</text:p>
          </table:table-cell>
          <table:table-cell office:value-type="string" calcext:value-type="string">
            <text:p>https://i.gr-assets.com/images/S/compressed.photo.goodreads.com/books/1398034300l/5107.jpg</text:p>
          </table:table-cell>
          <table:table-cell office:value-type="float" office:value="2.6" calcext:value-type="float">
            <text:p>2.6</text:p>
          </table:table-cell>
          <table:table-cell office:value-type="float" office:value="55" calcext:value-type="float">
            <text:p>55</text:p>
          </table:table-cell>
        </table:table-row>
        <table:table-row table:style-name="ro1">
          <table:table-cell office:value-type="string" calcext:value-type="string">
            <text:p>21787.The_Princess_Bride</text:p>
          </table:table-cell>
          <table:table-cell office:value-type="string" calcext:value-type="string">
            <text:p>The Princess Bride</text:p>
          </table:table-cell>
          <table:table-cell/>
          <table:table-cell office:value-type="string" calcext:value-type="string">
            <text:p>William Goldman</text:p>
          </table:table-cell>
          <table:table-cell office:value-type="float" office:value="4.26" calcext:value-type="float">
            <text:p>4.26</text:p>
          </table:table-cell>
          <table:table-cell office:value-type="string" calcext:value-type="string">
            <text:p>What happens when the most beautiful girl in the world marries the handsomest prince of all time and he turns out to be...well...a lot less than the man of her dreams?As a boy, William Goldman claims, he loved to hear his father read the S. Morgenstern classic, The Princess Bride. But as a grown-up he discovered that the boring parts were left out of good old Dad's recitation, and only the "good parts" reached his ears.Now Goldman does Dad one better. He's reconstructed the "Good Parts Version" to delight wise kids and wide-eyed grownups everywhere.What's it about? Fencing. Fighting. True Love. Strong Hate. Harsh Revenge. A Few Giants. Lots of Bad Men. Lots of Good Men. Five or Six Beautiful Women. Beasties Monstrous and Gentle. Some Swell Escapes and Captures. Death, Lies, Truth, Miracles, and a Little Sex.In short, it's about everything.</text:p>
          </table:table-cell>
          <table:table-cell office:value-type="float" office:value="9780345418265" calcext:value-type="float">
            <text:p>9780345418265</text:p>
          </table:table-cell>
          <table:table-cell office:value-type="string" calcext:value-type="string">
            <text:p>['Fantasy', 'Fiction', 'Classics', 'Romance', 'Humor', 'Young Adult', 'Adventure', 'Science Fiction Fantasy', 'Comedy', 'Fairy Tales']</text:p>
          </table:table-cell>
          <table:table-cell office:value-type="float" office:value="456" calcext:value-type="float">
            <text:p>456</text:p>
          </table:table-cell>
          <table:table-cell office:value-type="string" calcext:value-type="string">
            <text:p>Ballantine Books</text:p>
          </table:table-cell>
          <table:table-cell office:value-type="string" calcext:value-type="string">
            <text:p>07/15/03</text:p>
          </table:table-cell>
          <table:table-cell office:value-type="string" calcext:value-type="string">
            <text:p>https://i.gr-assets.com/images/S/compressed.photo.goodreads.com/books/1327903636l/21787.jpg</text:p>
          </table:table-cell>
          <table:table-cell office:value-type="float" office:value="6.23" calcext:value-type="float">
            <text:p>6.23</text:p>
          </table:table-cell>
          <table:table-cell office:value-type="float" office:value="11" calcext:value-type="float">
            <text:p>11</text:p>
          </table:table-cell>
        </table:table-row>
        <table:table-row table:style-name="ro1">
          <table:table-cell office:value-type="string" calcext:value-type="string">
            <text:p>28187.The_Lightning_Thief</text:p>
          </table:table-cell>
          <table:table-cell office:value-type="string" calcext:value-type="string">
            <text:p>The Lightning Thief</text:p>
          </table:table-cell>
          <table:table-cell office:value-type="string" calcext:value-type="string">
            <text:p>Percy Jackson and the Olympians #1</text:p>
          </table:table-cell>
          <table:table-cell office:value-type="string" calcext:value-type="string">
            <text:p>Rick Riordan (Goodreads Author)</text:p>
          </table:table-cell>
          <table:table-cell office:value-type="float" office:value="4.26" calcext:value-type="float">
            <text:p>4.26</text:p>
          </table:table-cell>
          <table:table-cell office:value-type="string" calcext:value-type="string">
            <text:p>Alternate cover for this ISBN can be found herePercy Jackson is a good kid, but he can't seem to focus on his schoolwork or control his temper. And lately, being away at boarding school is only getting worse - Percy could have sworn his pre-algebra teacher turned into a monster and tried to kill him. When Percy's mom finds out, she knows it's time that he knew the truth about where he came from, and that he go to the one place he'll be safe. She sends Percy to Camp Half Blood, a summer camp for demigods (on Long Island), where he learns that the father he never knew is Poseidon, God of the Sea. Soon a mystery unfolds and together with his friends—one a satyr and the other the demigod daughter of Athena - Percy sets out on a quest across the United States to reach the gates of the Underworld (located in a recording studio in Hollywood) and prevent a catastrophic war between the gods.</text:p>
          </table:table-cell>
          <table:table-cell office:value-type="float" office:value="9780786838653" calcext:value-type="float">
            <text:p>9780786838653</text:p>
          </table:table-cell>
          <table:table-cell office:value-type="string" calcext:value-type="string">
            <text:p>['Fantasy', 'Young Adult', 'Mythology', 'Fiction', 'Middle Grade', 'Adventure', 'Childrens', 'Urban Fantasy', 'Greek Mythology', 'Magic']</text:p>
          </table:table-cell>
          <table:table-cell office:value-type="float" office:value="375" calcext:value-type="float">
            <text:p>375</text:p>
          </table:table-cell>
          <table:table-cell office:value-type="string" calcext:value-type="string">
            <text:p>Disney Hyperion Books</text:p>
          </table:table-cell>
          <table:table-cell office:value-type="date" office:date-value="2006-01-03" calcext:value-type="date">
            <text:p>03/01/2006</text:p>
          </table:table-cell>
          <table:table-cell office:value-type="string" calcext:value-type="string">
            <text:p>https://i.gr-assets.com/images/S/compressed.photo.goodreads.com/books/1400602609l/28187.jpg</text:p>
          </table:table-cell>
          <table:table-cell office:value-type="float" office:value="1.79" calcext:value-type="float">
            <text:p>1.79</text:p>
          </table:table-cell>
          <table:table-cell office:value-type="float" office:value="24" calcext:value-type="float">
            <text:p>24</text:p>
          </table:table-cell>
        </table:table-row>
        <table:table-row table:style-name="ro1">
          <table:table-cell office:value-type="string" calcext:value-type="string">
            <text:p>2998.The_Secret_Garden</text:p>
          </table:table-cell>
          <table:table-cell office:value-type="string" calcext:value-type="string">
            <text:p>The Secret Garden</text:p>
          </table:table-cell>
          <table:table-cell/>
          <table:table-cell office:value-type="string" calcext:value-type="string">
            <text:p>Frances Hodgson Burnett</text:p>
          </table:table-cell>
          <table:table-cell office:value-type="float" office:value="4.13" calcext:value-type="float">
            <text:p>4.13</text:p>
          </table:table-cell>
          <table:table-cell office:value-type="string" calcext:value-type="string">
            <text:p>"One of the most delightful and enduring classics of children's literature, The Secret Garden by Victorian author Frances Hodgson Burnett has remained a firm favorite with children the world over ever since it made its first appearance. Initially published as a serial story in 1910 in The American Magazine, it was brought out in novel form in 1911. <text:s/>The plot centers round Mary Lennox, a young English girl who returns to England from India, having suffered the immense trauma by losing both her parents in a cholera epidemic. However, her memories of her parents are not pleasant, as they were a selfish, neglectful and pleasure-seeking couple. Mary is given to the care of her uncle Archibald Craven, whom she has never met. She travels to his home, Misselthwaite Manor located in the gloomy Yorkshire, a vast change from the sunny and warm climate she was used to. When she arrives, she is a rude, stubborn and given to stormy temper tantrums. However, her nature undergoes a gradual transformation when she learns of the tragedies that have befallen her strict and disciplinarian uncle whom she earlier feared and despised. Once when he's away from home, Mary discovers a charming walled garden which is always kept locked. The mystery deepens when she hears sounds of sobbing from somewhere within her uncle's vast mansion. The kindly servants ignore her queries or pretend they haven't heard, spiking Mary's curiosity. <text:s/>The Secret Garden appeals to both young and old alike. It has wonderful elements of mystery, spirituality, charming characters and an authentic rendering of childhood emotions and experiences. Commonsense, truth and kindness, compassion and a belief in the essential goodness of human beings lie at the heart of this unforgettable story. It is the best known of Frances Hodgson Burnett's works, though most of us have definitely heard of, if not read, her other novel Little Lord Fauntleroy. <text:s/>The book has been adapted extensively on stage, film and television and translated into all the world's major languages. In 1991, a Japanese anime version was launched for television in Japan. It remains a popular and beloved story of a child's journey into maturity, and a must-read for every child, parent, teacher and anyone who would enjoy this fascinating glimpse of childhood. One of the most delightful and enduring classics of children's literature, The Secret Garden by Victorian author Frances Hodgson Burnett has remained a firm favorite with children the world over ever since it made its first appearance. Initially published as a serial story in 1910 in The American Magazine, it was brought out in novel form in 1911." </text:p>
          </table:table-cell>
          <table:table-cell office:value-type="float" office:value="9780517189603" calcext:value-type="float">
            <text:p>9780517189603</text:p>
          </table:table-cell>
          <table:table-cell office:value-type="string" calcext:value-type="string">
            <text:p>['Classics', 'Fiction', 'Childrens', 'Young Adult', 'Historical Fiction', 'Middle Grade', 'Literature', 'Fantasy', 'Historical', 'Audiobook']</text:p>
          </table:table-cell>
          <table:table-cell office:value-type="float" office:value="331" calcext:value-type="float">
            <text:p>331</text:p>
          </table:table-cell>
          <table:table-cell office:value-type="string" calcext:value-type="string">
            <text:p>Children's Classics</text:p>
          </table:table-cell>
          <table:table-cell office:value-type="date" office:date-value="1998-01-09" calcext:value-type="date">
            <text:p>09/01/1998</text:p>
          </table:table-cell>
          <table:table-cell office:value-type="string" calcext:value-type="string">
            <text:p>https://i.gr-assets.com/images/S/compressed.photo.goodreads.com/books/1327873635l/2998.jpg</text:p>
          </table:table-cell>
          <table:table-cell office:value-type="float" office:value="3.33" calcext:value-type="float">
            <text:p>3.33</text:p>
          </table:table-cell>
          <table:table-cell office:value-type="float" office:value="9" calcext:value-type="float">
            <text:p>9</text:p>
          </table:table-cell>
        </table:table-row>
        <table:table-row table:style-name="ro1">
          <table:table-cell office:value-type="string" calcext:value-type="string">
            <text:p>128029.A_Thousand_Splendid_Suns</text:p>
          </table:table-cell>
          <table:table-cell office:value-type="string" calcext:value-type="string">
            <text:p>A Thousand Splendid Suns</text:p>
          </table:table-cell>
          <table:table-cell/>
          <table:table-cell office:value-type="string" calcext:value-type="string">
            <text:p>Khaled Hosseini (Goodreads Author)</text:p>
          </table:table-cell>
          <table:table-cell office:value-type="float" office:value="4.38" calcext:value-type="float">
            <text:p>4.38</text:p>
          </table:table-cell>
          <table:table-cell office:value-type="string" calcext:value-type="string">
            <text:p>A Thousand Splendid Suns is a breathtaking story set against the volatile events of Afghanistan's last thirty years—from the Soviet invasion to the reign of the Taliban to post-Taliban rebuilding—that puts the violence, fear, hope, and faith of this country in intimate, human terms. It is a tale of two generations of characters brought jarringly together by the tragic sweep of war, where personal lives—the struggle to survive, raise a family, find happiness—are inextricable from the history playing out around them.Propelled by the same storytelling instinct that made The Kite Runner a beloved classic, A Thousand Splendid Suns is at once a remarkable chronicle of three decades of Afghan history and a deeply moving account of family and friendship. It is a striking, heart-wrenching novel of an unforgiving time, an unlikely friendship, and an indestructible love—a stunning accomplishment.--front flap</text:p>
          </table:table-cell>
          <table:table-cell office:value-type="float" office:value="9781594489501" calcext:value-type="float">
            <text:p>9781594489501</text:p>
          </table:table-cell>
          <table:table-cell office:value-type="string" calcext:value-type="string">
            <text:p>['Fiction', 'Historical Fiction', 'Contemporary', 'Novels', 'Historical', 'War', 'Adult Fiction', 'Adult', 'Drama', 'Literature']</text:p>
          </table:table-cell>
          <table:table-cell office:value-type="float" office:value="372" calcext:value-type="float">
            <text:p>372</text:p>
          </table:table-cell>
          <table:table-cell office:value-type="string" calcext:value-type="string">
            <text:p>Riverhead Books</text:p>
          </table:table-cell>
          <table:table-cell office:value-type="date" office:date-value="2007-01-06" calcext:value-type="date">
            <text:p>06/01/2007</text:p>
          </table:table-cell>
          <table:table-cell office:value-type="string" calcext:value-type="string">
            <text:p>https://i.gr-assets.com/images/S/compressed.photo.goodreads.com/books/1345958969l/128029.jpg</text:p>
          </table:table-cell>
          <table:table-cell office:value-type="float" office:value="1.16" calcext:value-type="float">
            <text:p>1.16</text:p>
          </table:table-cell>
          <table:table-cell office:value-type="float" office:value="58" calcext:value-type="float">
            <text:p>58</text:p>
          </table:table-cell>
        </table:table-row>
        <table:table-row table:style-name="ro1">
          <table:table-cell office:value-type="string" calcext:value-type="string">
            <text:p>33574273-a-wrinkle-in-time</text:p>
          </table:table-cell>
          <table:table-cell office:value-type="string" calcext:value-type="string">
            <text:p>A Wrinkle in Time</text:p>
          </table:table-cell>
          <table:table-cell office:value-type="string" calcext:value-type="string">
            <text:p>Time Quintet #1</text:p>
          </table:table-cell>
          <table:table-cell office:value-type="string" calcext:value-type="string">
            <text:p>Madeleine L'Engle</text:p>
          </table:table-cell>
          <table:table-cell office:value-type="float" office:value="4" calcext:value-type="float">
            <text:p>4</text:p>
          </table:table-cell>
          <table:table-cell office:value-type="string" calcext:value-type="string">
            <text:p>It was a dark and stormy night.Out of this wild night, a strange visitor comes to the Murry house and beckons Meg, her brother Charles Wallace, and their friend Calvin O'Keefe on a most dangerous and extraordinary adventure—one that will threaten their lives and our universe.Winner of the 1963 Newbery Medal, A Wrinkle in Time is the first book in Madeleine L'Engle's classic Time Quintet.</text:p>
          </table:table-cell>
          <table:table-cell office:value-type="float" office:value="9781250153272" calcext:value-type="float">
            <text:p>9781250153272</text:p>
          </table:table-cell>
          <table:table-cell office:value-type="string" calcext:value-type="string">
            <text:p>['Fantasy', 'Fiction', 'Classics', 'Young Adult', 'Science Fiction', 'Childrens', 'Middle Grade', 'Time Travel', 'Adventure', 'Science Fiction Fantasy']</text:p>
          </table:table-cell>
          <table:table-cell office:value-type="float" office:value="218" calcext:value-type="float">
            <text:p>218</text:p>
          </table:table-cell>
          <table:table-cell office:value-type="string" calcext:value-type="string">
            <text:p>Square Fish</text:p>
          </table:table-cell>
          <table:table-cell office:value-type="date" office:date-value="2017-07-11" calcext:value-type="date">
            <text:p>11/07/2017</text:p>
          </table:table-cell>
          <table:table-cell office:value-type="string" calcext:value-type="string">
            <text:p>https://i.gr-assets.com/images/S/compressed.photo.goodreads.com/books/1507963312l/33574273._SX318_.jpg</text:p>
          </table:table-cell>
          <table:table-cell office:value-type="float" office:value="4.8" calcext:value-type="float">
            <text:p>4.8</text:p>
          </table:table-cell>
          <table:table-cell office:value-type="float" office:value="42" calcext:value-type="float">
            <text:p>42</text:p>
          </table:table-cell>
        </table:table-row>
        <table:table-row table:style-name="ro1">
          <table:table-cell office:value-type="string" calcext:value-type="string">
            <text:p>13496.A_Game_of_Thrones</text:p>
          </table:table-cell>
          <table:table-cell office:value-type="string" calcext:value-type="string">
            <text:p>A Game of Thrones</text:p>
          </table:table-cell>
          <table:table-cell office:value-type="string" calcext:value-type="string">
            <text:p>A Song of Ice and Fire #1</text:p>
          </table:table-cell>
          <table:table-cell office:value-type="string" calcext:value-type="string">
            <text:p>George R.R. Martin</text:p>
          </table:table-cell>
          <table:table-cell office:value-type="float" office:value="4.45" calcext:value-type="float">
            <text:p>4.45</text:p>
          </table:table-cell>
          <table:table-cell office:value-type="string" calcext:value-type="string">
            <text:p>Here is the first volume in George R. R. Martin’s magnificent cycle of novels that includes A Clash of Kings and A Storm of Swords. As a whole, this series comprises a genuine masterpiece of modern fantasy, bringing together the best the genre has to offer. Magic, mystery, intrigue, romance, and adventure fill these pages and transport us to a world unlike any we have ever experienced. Already hailed as a classic, George R. R. Martin’s stunning series is destined to stand as one of the great achievements of imaginative fiction.A GAME OF THRONESLong ago, in a time forgotten, a preternatural event threw the seasons out of balance. In a land where summers can last decades and winters a lifetime, trouble is brewing. The cold is returning, and in the frozen wastes to the north of Winterfell, sinister and supernatural forces are massing beyond the kingdom’s protective Wall. At the center of the conflict lie the Starks of Winterfell, a family as harsh and unyielding as the land they were born to. Sweeping from a land of brutal cold to a distant summertime kingdom of epicurean plenty, here is a tale of lords and ladies, soldiers and sorcerers, assassins and bastards, who come together in a time of grim omens.Here an enigmatic band of warriors bear swords of no human metal; a tribe of fierce wildlings carry men off into madness; a cruel young dragon prince barters his sister to win back his throne; and a determined woman undertakes the most treacherous of journeys. Amid plots and counterplots, tragedy and betrayal, victory and terror, the fate of the Starks, their allies, and their enemies hangs perilously in the balance, as each endeavors to win that deadliest of conflicts: the game of thrones.source: georgerrmartin.com</text:p>
          </table:table-cell>
          <table:table-cell office:value-type="float" office:value="9780553588484" calcext:value-type="float">
            <text:p>9780553588484</text:p>
          </table:table-cell>
          <table:table-cell office:value-type="string" calcext:value-type="string">
            <text:p>['Fantasy', 'Fiction', 'Epic Fantasy', 'Adult', 'Science Fiction Fantasy', 'High Fantasy', 'Adventure', 'Dragons', 'Audiobook', 'Epic']</text:p>
          </table:table-cell>
          <table:table-cell office:value-type="float" office:value="835" calcext:value-type="float">
            <text:p>835</text:p>
          </table:table-cell>
          <table:table-cell office:value-type="string" calcext:value-type="string">
            <text:p>Bantam</text:p>
          </table:table-cell>
          <table:table-cell office:value-type="string" calcext:value-type="string">
            <text:p>08/28/05</text:p>
          </table:table-cell>
          <table:table-cell office:value-type="string" calcext:value-type="string">
            <text:p>https://i.gr-assets.com/images/S/compressed.photo.goodreads.com/books/1562726234l/13496.jpg</text:p>
          </table:table-cell>
          <table:table-cell office:value-type="float" office:value="4.01" calcext:value-type="float">
            <text:p>4.01</text:p>
          </table:table-cell>
          <table:table-cell office:value-type="float" office:value="12" calcext:value-type="float">
            <text:p>12</text:p>
          </table:table-cell>
        </table:table-row>
        <table:table-row table:style-name="ro1">
          <table:table-cell office:value-type="string" calcext:value-type="string">
            <text:p>2956.The_Adventures_of_Huckleberry_Finn</text:p>
          </table:table-cell>
          <table:table-cell office:value-type="string" calcext:value-type="string">
            <text:p>The Adventures of Huckleberry Finn</text:p>
          </table:table-cell>
          <table:table-cell office:value-type="string" calcext:value-type="string">
            <text:p>Adventures of Tom and Huck #2</text:p>
          </table:table-cell>
          <table:table-cell office:value-type="string" calcext:value-type="string">
            <text:p>Mark Twain, Guy Cardwell (Notes), John Seelye (Introduction), Walter Trier (Ilustrator)</text:p>
          </table:table-cell>
          <table:table-cell office:value-type="float" office:value="3.82" calcext:value-type="float">
            <text:p>3.82</text:p>
          </table:table-cell>
          <table:table-cell office:value-type="string" calcext:value-type="string">
            <text:p>A nineteenth-century boy from a Mississippi River town recounts his adventures as he travels down the river with a runaway slave, encountering a family involved in a feud, two scoundrels pretending to be royalty, and Tom Sawyer's aunt who mistakes him for Tom.</text:p>
          </table:table-cell>
          <table:table-cell office:value-type="float" office:value="9780142437179" calcext:value-type="float">
            <text:p>9780142437179</text:p>
          </table:table-cell>
          <table:table-cell office:value-type="string" calcext:value-type="string">
            <text:p>['Classics', 'Fiction', 'Historical Fiction', 'Literature', 'Young Adult', 'Adventure', 'School', 'Novels', 'Read For School', 'American']</text:p>
          </table:table-cell>
          <table:table-cell office:value-type="float" office:value="327" calcext:value-type="float">
            <text:p>327</text:p>
          </table:table-cell>
          <table:table-cell office:value-type="string" calcext:value-type="string">
            <text:p>Penguin Classics</text:p>
          </table:table-cell>
          <table:table-cell office:value-type="string" calcext:value-type="string">
            <text:p>12/31/02</text:p>
          </table:table-cell>
          <table:table-cell office:value-type="string" calcext:value-type="string">
            <text:p>https://i.gr-assets.com/images/S/compressed.photo.goodreads.com/books/1546096879l/2956.jpg</text:p>
          </table:table-cell>
          <table:table-cell office:value-type="float" office:value="6.99" calcext:value-type="float">
            <text:p>6.99</text:p>
          </table:table-cell>
          <table:table-cell office:value-type="float" office:value="14" calcext:value-type="float">
            <text:p>14</text:p>
          </table:table-cell>
        </table:table-row>
        <table:table-row table:style-name="ro1">
          <table:table-cell office:value-type="string" calcext:value-type="string">
            <text:p>12232938-the-lovely-bones</text:p>
          </table:table-cell>
          <table:table-cell office:value-type="string" calcext:value-type="string">
            <text:p>The Lovely Bones</text:p>
          </table:table-cell>
          <table:table-cell/>
          <table:table-cell office:value-type="string" calcext:value-type="string">
            <text:p>Alice Sebold</text:p>
          </table:table-cell>
          <table:table-cell office:value-type="float" office:value="3.82" calcext:value-type="float">
            <text:p>3.82</text:p>
          </table:table-cell>
          <table:table-cell office:value-type="string" calcext:value-type="string">
            <text:p>"My name was Salmon, like the fish; first name, Susie. I was fourteen when I was murdered on December 6, 1973."So begins the story of Susie Salmon, who is adjusting to her new home in heaven, a place that is not at all what she expected, even as she is watching life on earth continue without her -- her friends trading rumors about her disappearance, her killer trying to cover his tracks, her grief-stricken family unraveling. Out of unspeakable tragedy and loss, The Lovely Bones succeeds, miraculously, in building a tale filled with hope, humor, suspense, even joy.</text:p>
          </table:table-cell>
          <table:table-cell office:value-type="float" office:value="9780316166683" calcext:value-type="float">
            <text:p>9780316166683</text:p>
          </table:table-cell>
          <table:table-cell office:value-type="string" calcext:value-type="string">
            <text:p>['Fiction', 'Mystery', 'Young Adult', 'Contemporary', 'Fantasy', 'Crime', 'Adult', 'Adult Fiction', 'Drama', 'Novels']</text:p>
          </table:table-cell>
          <table:table-cell office:value-type="float" office:value="372" calcext:value-type="float">
            <text:p>372</text:p>
          </table:table-cell>
          <table:table-cell office:value-type="string" calcext:value-type="string">
            <text:p>Little, Brown and Company</text:p>
          </table:table-cell>
          <table:table-cell office:value-type="date" office:date-value="2006-01-09" calcext:value-type="date">
            <text:p>09/01/2006</text:p>
          </table:table-cell>
          <table:table-cell office:value-type="string" calcext:value-type="string">
            <text:p>https://i.gr-assets.com/images/S/compressed.photo.goodreads.com/books/1457810586l/12232938.jpg</text:p>
          </table:table-cell>
          <table:table-cell office:value-type="float" office:value="1.91" calcext:value-type="float">
            <text:p>1.91</text:p>
          </table:table-cell>
          <table:table-cell office:value-type="float" office:value="24" calcext:value-type="float">
            <text:p>24</text:p>
          </table:table-cell>
        </table:table-row>
        <table:table-row table:style-name="ro1">
          <table:table-cell office:value-type="string" calcext:value-type="string">
            <text:p>231804.The_Outsiders</text:p>
          </table:table-cell>
          <table:table-cell office:value-type="string" calcext:value-type="string">
            <text:p>The Outsiders</text:p>
          </table:table-cell>
          <table:table-cell/>
          <table:table-cell office:value-type="string" calcext:value-type="string">
            <text:p>S.E. Hinton (Goodreads Author)</text:p>
          </table:table-cell>
          <table:table-cell office:value-type="float" office:value="4.1" calcext:value-type="float">
            <text:p>4.1</text:p>
          </table:table-cell>
          <table:table-cell office:value-type="string" calcext:value-type="string">
            <text:p>The Outsiders is about two weeks in the life of a 14-year-old boy. The novel tells the story of Ponyboy Curtis and his struggles with right and wrong in a society in which he believes that he is an outsider. According to Ponyboy, there are two kinds of people in the world: greasers and socs. A soc (short for "social") has money, can get away with just about anything, and has an attitude longer than a limousine. A greaser, on the other hand, always lives on the outside and needs to watch his back. Ponyboy is a greaser, and he's always been proud of it, even willing to rumble against a gang of socs for the sake of his fellow greasers--until one terrible night when his friend Johnny kills a soc. The murder gets under Ponyboy's skin, causing his bifurcated world to crumble and teaching him that pain feels the same whether a soc or a greaser.Librarian note: This record is for one of the three editions published with different covers and with ISBN 0-140-38572-X / 978-0-14-038572-4. The records are for the 1988 cover (this record), the 1995 cover, and the 2008 cover which is also the current in-print cover.</text:p>
          </table:table-cell>
          <table:table-cell office:value-type="float" office:value="9999999999999" calcext:value-type="float">
            <text:p>9999999999999</text:p>
          </table:table-cell>
          <table:table-cell office:value-type="string" calcext:value-type="string">
            <text:p>['Classics', 'Young Adult', 'Fiction', 'School', 'Realistic Fiction', 'Read For School', 'Coming Of Age', 'Historical Fiction', 'Contemporary', 'Teen']</text:p>
          </table:table-cell>
          <table:table-cell office:value-type="float" office:value="192" calcext:value-type="float">
            <text:p>192</text:p>
          </table:table-cell>
          <table:table-cell office:value-type="string" calcext:value-type="string">
            <text:p>Puffin Books (US/CAN)</text:p>
          </table:table-cell>
          <table:table-cell office:value-type="date" office:date-value="1997-01-09" calcext:value-type="date">
            <text:p>09/01/1997</text:p>
          </table:table-cell>
          <table:table-cell office:value-type="string" calcext:value-type="string">
            <text:p>https://i.gr-assets.com/images/S/compressed.photo.goodreads.com/books/1442129426l/231804.jpg</text:p>
          </table:table-cell>
          <table:table-cell office:value-type="float" office:value="6.99" calcext:value-type="float">
            <text:p>6.99</text:p>
          </table:table-cell>
          <table:table-cell office:value-type="float" office:value="36" calcext:value-type="float">
            <text:p>36</text:p>
          </table:table-cell>
        </table:table-row>
        <table:table-row table:style-name="ro1">
          <table:table-cell office:value-type="string" calcext:value-type="string">
            <text:p>19543.Where_the_Wild_Things_Are</text:p>
          </table:table-cell>
          <table:table-cell office:value-type="string" calcext:value-type="string">
            <text:p>Where the Wild Things Are</text:p>
          </table:table-cell>
          <table:table-cell/>
          <table:table-cell office:value-type="string" calcext:value-type="string">
            <text:p>Maurice Sendak</text:p>
          </table:table-cell>
          <table:table-cell office:value-type="float" office:value="4.22" calcext:value-type="float">
            <text:p>4.22</text:p>
          </table:table-cell>
          <table:table-cell office:value-type="string" calcext:value-type="string">
            <text:p>Max, a wild and naughty boy, is sent to bed without his supper by his exhausted mother. In his room, he imagines sailing far away to a land of Wild Things. Instead of eating him, the Wild Things make Max their king.</text:p>
          </table:table-cell>
          <table:table-cell office:value-type="float" office:value="9780099408390" calcext:value-type="float">
            <text:p>9780099408390</text:p>
          </table:table-cell>
          <table:table-cell office:value-type="string" calcext:value-type="string">
            <text:p>['Childrens', 'Picture Books', 'Fiction', 'Classics', 'Fantasy', 'Adventure', 'Young Adult', 'Animals', 'Kids', 'Monsters']</text:p>
          </table:table-cell>
          <table:table-cell office:value-type="float" office:value="37" calcext:value-type="float">
            <text:p>37</text:p>
          </table:table-cell>
          <table:table-cell office:value-type="string" calcext:value-type="string">
            <text:p>Red Fox</text:p>
          </table:table-cell>
          <table:table-cell office:value-type="string" calcext:value-type="string">
            <text:p>10/28/00</text:p>
          </table:table-cell>
          <table:table-cell office:value-type="string" calcext:value-type="string">
            <text:p>https://i.gr-assets.com/images/S/compressed.photo.goodreads.com/books/1384434560l/19543.jpg</text:p>
          </table:table-cell>
          <table:table-cell office:value-type="float" office:value="3.67" calcext:value-type="float">
            <text:p>3.67</text:p>
          </table:table-cell>
          <table:table-cell office:value-type="float" office:value="745" calcext:value-type="float">
            <text:p>745</text:p>
          </table:table-cell>
        </table:table-row>
        <table:table-row table:style-name="ro1" table:number-rows-repeated="1048523">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00:00:45.551669395</meta:creation-date>
    <dc:date>2022-11-21T01:01:13.354291786</dc:date>
    <meta:editing-duration>PT28M23S</meta:editing-duration>
    <meta:editing-cycles>10</meta:editing-cycles>
    <meta:generator>LibreOffice/7.3.7.2$Linux_X86_64 LibreOffice_project/30$Build-2</meta:generator>
    <meta:document-statistic meta:table-count="1" meta:cell-count="696" meta:object-count="0"/>
  </office:meta>
</office:document-meta>
</file>